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884c2e">1. はじめに</text:a></text:p>
          <text:p text:style-name="Contents_20_1"><text:a xlink:type="simple" xlink:href="#org13dd638">2. 基本設定</text:a></text:p>
          <text:p text:style-name="Contents_20_2"><text:a xlink:type="simple" xlink:href="#org3cac428">2.1. init.el のヘッダ</text:a></text:p>
          <text:p text:style-name="Contents_20_2"><text:a xlink:type="simple" xlink:href="#org303fcaf">2.2. init ファイルの読み込み時間計測</text:a></text:p>
          <text:p text:style-name="Contents_20_2"><text:a xlink:type="simple" xlink:href="#org877ed35">2.3. 起動時間の計測</text:a></text:p>
          <text:p text:style-name="Contents_20_2"><text:a xlink:type="simple" xlink:href="#org3b6503b">2.4. GCサイズの最適化</text:a></text:p>
          <text:p text:style-name="Contents_20_2"><text:a xlink:type="simple" xlink:href="#org394ea24">2.5. [exec-path-from-shell] PATH設定をシェルから継承する</text:a></text:p>
          <text:p text:style-name="Contents_20_2"><text:a xlink:type="simple" xlink:href="#orga4cb3fd">2.6. cl を使う</text:a></text:p>
          <text:p text:style-name="Contents_20_2"><text:a xlink:type="simple" xlink:href="#org4820f61">2.7. [load-package-p] 設定の読み込みフラグを確認する</text:a></text:p>
          <text:p text:style-name="Contents_20_2"><text:a xlink:type="simple" xlink:href="#org58885d2">2.8. リストで関数を渡す autoload-if-found を使う</text:a></text:p>
          <text:p text:style-name="Contents_20_2"><text:a xlink:type="simple" xlink:href="#orgee7064f">2.9. [eval-after-autoload-if-found] 複数関数を対象とする遅延読み込み</text:a></text:p>
          <text:p text:style-name="Contents_20_3"><text:a xlink:type="simple" xlink:href="#orgdbb97ba">2.9.1. 関数版</text:a></text:p>
          <text:p text:style-name="Contents_20_3"><text:a xlink:type="simple" xlink:href="#org9eea191">2.9.2. マクロ版</text:a></text:p>
          <text:p text:style-name="Contents_20_2"><text:a xlink:type="simple" xlink:href="#org9448d74">2.10. [library-p] load-path にライブラリがあるかを判定</text:a></text:p>
          <text:p text:style-name="Contents_20_2"><text:a xlink:type="simple" xlink:href="#org503f630">2.11. [passed-clock-p] 指定時刻が本日の未来の時刻かを判定</text:a></text:p>
          <text:p text:style-name="Contents_20_2"><text:a xlink:type="simple" xlink:href="#org1823219">2.12. [input-focus-p] フォーカス判定</text:a></text:p>
          <text:p text:style-name="Contents_20_2"><text:a xlink:type="simple" xlink:href="#org1b04ae9">2.13. 警告の抑制</text:a></text:p>
          <text:p text:style-name="Contents_20_2"><text:a xlink:type="simple" xlink:href="#org304fef9">2.14. エラー表示の抑制</text:a></text:p>
          <text:p text:style-name="Contents_20_2"><text:a xlink:type="simple" xlink:href="#orga49f20f">2.15. compilation buffer でのデータ表示で自動するスクロールする</text:a></text:p>
          <text:p text:style-name="Contents_20_2"><text:a xlink:type="simple" xlink:href="#org2a18458">2.16. C-x C-c で容易にEmacsを終了させないように質問する</text:a></text:p>
          <text:p text:style-name="Contents_20_2"><text:a xlink:type="simple" xlink:href="#orge67db3b">2.17. [shut-up.el] Messages 出力を封じる（制御する）</text:a></text:p>
          <text:p text:style-name="Contents_20_2"><text:a xlink:type="simple" xlink:href="#org9ec9322">2.18. エンターキーの挙動</text:a></text:p>
          <text:p text:style-name="Contents_20_2"><text:a xlink:type="simple" xlink:href="#org2d7aec4">2.19. コマンド入力中に入力過程をミニバッファに反映する</text:a></text:p>
          <text:p text:style-name="Contents_20_1"><text:a xlink:type="simple" xlink:href="#org79d584c">3. コア設定</text:a></text:p>
          <text:p text:style-name="Contents_20_2"><text:a xlink:type="simple" xlink:href="#orgcee8ac5">3.1. 言語／文字コード</text:a></text:p>
          <text:p text:style-name="Contents_20_2"><text:a xlink:type="simple" xlink:href="#org7a4aa27">3.2. 日本語入力</text:a></text:p>
          <text:p text:style-name="Contents_20_2"><text:a xlink:type="simple" xlink:href="#orge60ceb4">3.3. [ag.el] 検索</text:a></text:p>
          <text:p text:style-name="Contents_20_2"><text:a xlink:type="simple" xlink:href="#orgd64ca00">3.4. 基本キーバインド</text:a></text:p>
          <text:p text:style-name="Contents_20_2"><text:a xlink:type="simple" xlink:href="#org14ad9d0">3.5. ナローイングするか</text:a></text:p>
          <text:p text:style-name="Contents_20_2"><text:a xlink:type="simple" xlink:href="#orgecbb2db">3.6. バッファの終わりでのnewlineを禁止する</text:a></text:p>
          <text:p text:style-name="Contents_20_2"><text:a xlink:type="simple" xlink:href="#org120652f">3.7. 常に最終行に一行追加する</text:a></text:p>
          <text:p text:style-name="Contents_20_2"><text:a xlink:type="simple" xlink:href="#orge6b8a18">3.8. 長い文章を右端で常に折り返す</text:a></text:p>
          <text:p text:style-name="Contents_20_2"><text:a xlink:type="simple" xlink:href="#orgb4a7b1f">3.9. バッファが外部から編集された場合に自動で再読み込みする</text:a></text:p>
          <text:p text:style-name="Contents_20_2"><text:a xlink:type="simple" xlink:href="#orgdf5d0c3">3.10. [uniquify.el] 同じバッファ名が開かれた場合に区別する</text:a></text:p>
          <text:p text:style-name="Contents_20_2"><text:a xlink:type="simple" xlink:href="#org2130dbf">3.11. マウスで選択した領域を自動コピー</text:a></text:p>
          <text:p text:style-name="Contents_20_2"><text:a xlink:type="simple" xlink:href="#org664b4eb">3.12. パッケージ管理</text:a></text:p>
          <text:p text:style-name="Contents_20_3"><text:a xlink:type="simple" xlink:href="#orgc23df72">3.12.1. [cask-mode.el] モード設定</text:a></text:p>
          <text:p text:style-name="Contents_20_3"><text:a xlink:type="simple" xlink:href="#orgf6d831e">3.12.2. Cask のセットアップ</text:a></text:p>
          <text:p text:style-name="Contents_20_3"><text:a xlink:type="simple" xlink:href="#org5a042d8">3.12.3. load-path を一箇所にして起動を高速化</text:a></text:p>
          <text:p text:style-name="Contents_20_3"><text:a xlink:type="simple" xlink:href="#org467927c">3.12.4. [paradox.el] パッケージ選択画面の改善</text:a></text:p>
          <text:p text:style-name="Contents_20_2"><text:a xlink:type="simple" xlink:href="#orgefdc657">3.13. インデント</text:a></text:p>
          <text:p text:style-name="Contents_20_2"><text:a xlink:type="simple" xlink:href="#org4c87a91">3.14. [aggressive-indent] 即時バッファ整形</text:a></text:p>
          <text:p text:style-name="Contents_20_2"><text:a xlink:type="simple" xlink:href="#org3969e36">3.15. [ws-butler.el] 不要なスペースを自動除去</text:a></text:p>
          <text:p text:style-name="Contents_20_2"><text:a xlink:type="simple" xlink:href="#orgbe3a66e">3.16. ファイルリンクを辿る時に確認のメッセージを出さない</text:a></text:p>
          <text:p text:style-name="Contents_20_2"><text:a xlink:type="simple" xlink:href="#org59984f5">3.17. MBPビルド用設定</text:a></text:p>
          <text:p text:style-name="Contents_20_2"><text:a xlink:type="simple" xlink:href="#org629a03e">3.18. NSビルド用設定 <text:span text:style-name="OrgTags">[<text:span text:style-name="OrgTag">Mac</text:span>]</text:span></text:a></text:p>
          <text:p text:style-name="Contents_20_1"><text:a xlink:type="simple" xlink:href="#org6f0d0b1">4. カーソル移動</text:a></text:p>
          <text:p text:style-name="Contents_20_2"><text:a xlink:type="simple" xlink:href="#org69c3b69">4.1. バッファ内のカーソル移動</text:a></text:p>
          <text:p text:style-name="Contents_20_2"><text:a xlink:type="simple" xlink:href="#org8e10908">4.2. バッファ間のカーソル移動</text:a></text:p>
          <text:p text:style-name="Contents_20_2"><text:a xlink:type="simple" xlink:href="#orgb0a193b">4.3. スクロールを制御</text:a></text:p>
          <text:p text:style-name="Contents_20_2"><text:a xlink:type="simple" xlink:href="#org07da078">4.4. スクロールで表示を重複させる行数</text:a></text:p>
          <text:p text:style-name="Contents_20_2"><text:a xlink:type="simple" xlink:href="#orga1dfabe">4.5. [SmoothScroll.el] カーソル固定でスクロールする</text:a></text:p>
          <text:p text:style-name="Contents_20_2"><text:a xlink:type="simple" xlink:href="#orgdf76513">4.6. [smooth-scroll.el] 滑らかなスクロール</text:a></text:p>
          <text:p text:style-name="Contents_20_2"><text:a xlink:type="simple" xlink:href="#orge5f3e32">4.7. [point-undo.el] カーソル位置を簡単にたどる</text:a></text:p>
          <text:p text:style-name="Contents_20_2"><text:a xlink:type="simple" xlink:href="#orgd683635">4.8. [cycle-buffer.el] カレントバッファの表示切り替え</text:a></text:p>
          <text:p text:style-name="Contents_20_2"><text:a xlink:type="simple" xlink:href="#org2c2bb67">4.9. [bm.el] カーソル位置をブックマークして追う</text:a></text:p>
          <text:p text:style-name="Contents_20_2"><text:a xlink:type="simple" xlink:href="#org74788bd">4.10. [centered-cursor-mode.el] カーソル位置をバッファ中央に固定</text:a></text:p>
          <text:p text:style-name="Contents_20_2"><text:a xlink:type="simple" xlink:href="#orgd3fe207">4.11. [back-button] マークをたどる</text:a></text:p>
          <text:p text:style-name="Contents_20_2"><text:a xlink:type="simple" xlink:href="#org59f8fb2">4.12. [smart-mark] C-g後に元の場所へカーソルを戻す</text:a></text:p>
          <text:p text:style-name="Contents_20_2"><text:a xlink:type="simple" xlink:href="#orgd8ebb61">4.13. <text:span text:style-name="OrgTodo">TODO</text:span> [syntax-subword.el] M-f で移動する位置をより密にする</text:a></text:p>
          <text:p text:style-name="Contents_20_1"><text:a xlink:type="simple" xlink:href="#org84c78b4">5. 編集サポート</text:a></text:p>
          <text:p text:style-name="Contents_20_2"><text:a xlink:type="simple" xlink:href="#orgdb48fe2">5.1. 矩形編集／連番入力</text:a></text:p>
          <text:p text:style-name="Contents_20_2"><text:a xlink:type="simple" xlink:href="#org04be8f8">5.2. Yank時に装飾を取る</text:a></text:p>
          <text:p text:style-name="Contents_20_2"><text:a xlink:type="simple" xlink:href="#org62de69f">5.3. ファイル保存時に時間を記録する</text:a></text:p>
          <text:p text:style-name="Contents_20_2"><text:a xlink:type="simple" xlink:href="#org6cda098">5.4. 選択リージョンを使って検索</text:a></text:p>
          <text:p text:style-name="Contents_20_2"><text:a xlink:type="simple" xlink:href="#org67bf457">5.5. ChangeLog モード</text:a></text:p>
          <text:p text:style-name="Contents_20_2"><text:a xlink:type="simple" xlink:href="#org5720e9e">5.6. テキストモード</text:a></text:p>
          <text:p text:style-name="Contents_20_2"><text:a xlink:type="simple" xlink:href="#orgdb00a6b">5.7. C/C++モード</text:a></text:p>
          <text:p text:style-name="Contents_20_2"><text:a xlink:type="simple" xlink:href="#org50628e1">5.8. C#モード</text:a></text:p>
          <text:p text:style-name="Contents_20_2"><text:a xlink:type="simple" xlink:href="#org03ed25d">5.9. Infoモード</text:a></text:p>
          <text:p text:style-name="Contents_20_2"><text:a xlink:type="simple" xlink:href="#orgff5d29e">5.10. Rモード</text:a></text:p>
          <text:p text:style-name="Contents_20_2"><text:a xlink:type="simple" xlink:href="#orgf2491e5">5.11. nXMLモード</text:a></text:p>
          <text:p text:style-name="Contents_20_2"><text:a xlink:type="simple" xlink:href="#org83b32c2">5.12. yamlモード</text:a></text:p>
          <text:p text:style-name="Contents_20_2"><text:a xlink:type="simple" xlink:href="#org4862a16">5.13. jsonモード</text:a></text:p>
          <text:p text:style-name="Contents_20_2"><text:a xlink:type="simple" xlink:href="#orgbce05eb">5.14. javascriptモード</text:a></text:p>
          <text:p text:style-name="Contents_20_2"><text:a xlink:type="simple" xlink:href="#org8e94d23">5.15. csvモード</text:a></text:p>
          <text:p text:style-name="Contents_20_2"><text:a xlink:type="simple" xlink:href="#org77e0f3f">5.16. asciiモード</text:a></text:p>
          <text:p text:style-name="Contents_20_2"><text:a xlink:type="simple" xlink:href="#orga2e567c">5.17. esモード</text:a></text:p>
          <text:p text:style-name="Contents_20_2"><text:a xlink:type="simple" xlink:href="#org0b6e15c">5.18. gnuplotモード</text:a></text:p>
          <text:p text:style-name="Contents_20_2"><text:a xlink:type="simple" xlink:href="#org9c97da6">5.19. markdown-mode</text:a></text:p>
          <text:p text:style-name="Contents_20_2"><text:a xlink:type="simple" xlink:href="#org710d61f">5.20. スペルチェック</text:a></text:p>
          <text:p text:style-name="Contents_20_2"><text:a xlink:type="simple" xlink:href="#orga99af83">5.21. リアルタイムスペルチェック</text:a></text:p>
          <text:p text:style-name="Contents_20_2"><text:a xlink:type="simple" xlink:href="#orga8f67c4">5.22. [latex-math-preview.el] TeX数式をプレビュー</text:a></text:p>
          <text:p text:style-name="Contents_20_2"><text:a xlink:type="simple" xlink:href="#org1ae37ba">5.23. [po-mode.el] 翻訳ファイルの編集</text:a></text:p>
          <text:p text:style-name="Contents_20_2"><text:a xlink:type="simple" xlink:href="#org2c7ef7c">5.24. [word-count.el] リージョン内の文字をカウントする</text:a></text:p>
          <text:p text:style-name="Contents_20_2"><text:a xlink:type="simple" xlink:href="#org3ff39a7">5.25. [yatex.el] YaTeXモード</text:a></text:p>
          <text:p text:style-name="Contents_20_2"><text:a xlink:type="simple" xlink:href="#orge309f66">5.26. [auxtex.el] AUCTEXモード</text:a></text:p>
          <text:p text:style-name="Contents_20_2"><text:a xlink:type="simple" xlink:href="#org37a45d9">5.27. [display-time-world-mode] 世界時計</text:a></text:p>
          <text:p text:style-name="Contents_20_2"><text:a xlink:type="simple" xlink:href="#org6a26d6c">5.28. [yasnippet.el] Emacs用のテンプレートシステム</text:a></text:p>
          <text:p text:style-name="Contents_20_2"><text:a xlink:type="simple" xlink:href="#org2fd55bc">5.29. [sdic.el] 英辞郎で英単語を調べる</text:a></text:p>
          <text:p text:style-name="Contents_20_2"><text:a xlink:type="simple" xlink:href="#orgd923a2c">5.30. [osx-dictionary.el] MacOSのdictionary.appで辞書をひく</text:a></text:p>
          <text:p text:style-name="Contents_20_3"><text:a xlink:type="simple" xlink:href="#orgd0ba06e">5.30.1. MacOSのdictionary.appでCOBUILD5の辞書をひく（旧）</text:a></text:p>
          <text:p text:style-name="Contents_20_2"><text:a xlink:type="simple" xlink:href="#orgf5cca20">5.31. [lookup.el] 辞書</text:a></text:p>
          <text:p text:style-name="Contents_20_2"><text:a xlink:type="simple" xlink:href="#org4539281">5.32. [cacoo] Cacoo で描く</text:a></text:p>
          <text:p text:style-name="Contents_20_2"><text:a xlink:type="simple" xlink:href="#org5370066">5.33. [iedit] バッファ内の同じ文字列を一度に編集する</text:a></text:p>
          <text:p text:style-name="Contents_20_2"><text:a xlink:type="simple" xlink:href="#org5613282">5.34. [web-mode] HTML編集</text:a></text:p>
          <text:p text:style-name="Contents_20_2"><text:a xlink:type="simple" xlink:href="#org484660a">5.35. [emmet-mode] zencoding の後継</text:a></text:p>
          <text:p text:style-name="Contents_20_2"><text:a xlink:type="simple" xlink:href="#org3a54baf">5.36. [zencoding-mode] HTML編集の高速化（旧）</text:a></text:p>
          <text:p text:style-name="Contents_20_2"><text:a xlink:type="simple" xlink:href="#orgbcafbc5">5.37. [describe-number] 16進数などを確認</text:a></text:p>
          <text:p text:style-name="Contents_20_2"><text:a xlink:type="simple" xlink:href="#orga911c27">5.38. [web-beautify.el] ソースコード整形</text:a></text:p>
          <text:p text:style-name="Contents_20_2"><text:a xlink:type="simple" xlink:href="#org3f8109c">5.39. [smartparens.el] 対応するカッコの挿入をアシスト</text:a></text:p>
          <text:p text:style-name="Contents_20_2"><text:a xlink:type="simple" xlink:href="#org81925da">5.40. [replace-from-region.el] 選択領域を別の文字列に置き換える</text:a></text:p>
          <text:p text:style-name="Contents_20_2"><text:a xlink:type="simple" xlink:href="#org896465d">5.41. [selected.el] リージョン選択時のアクションを制御</text:a></text:p>
          <text:p text:style-name="Contents_20_2"><text:a xlink:type="simple" xlink:href="#orgeb5935c">5.42. <text:span text:style-name="OrgTodo">TODO</text:span> [git-complete.el] GIT grep を使う補完エンジン</text:a></text:p>
          <text:p text:style-name="Contents_20_1"><text:a xlink:type="simple" xlink:href="#orgcd8ca02">6. 表示サポート</text:a></text:p>
          <text:p text:style-name="Contents_20_2"><text:a xlink:type="simple" xlink:href="#orga7e2284">6.1. モードラインのモード名を短くする</text:a></text:p>
          <text:p text:style-name="Contents_20_2"><text:a xlink:type="simple" xlink:href="#orgcb63bca">6.2. モードラインのNarrowを短くする</text:a></text:p>
          <text:p text:style-name="Contents_20_2"><text:a xlink:type="simple" xlink:href="#org8f3cd57">6.3. モードラインの節約（VC-mode編）</text:a></text:p>
          <text:p text:style-name="Contents_20_2"><text:a xlink:type="simple" xlink:href="#org2d9aa66">6.4. モードラインの色をカスタマイズする</text:a></text:p>
          <text:p text:style-name="Contents_20_3"><text:a xlink:type="simple" xlink:href="#orgf730ef2">6.4.1. 色セット例</text:a></text:p>
          <text:p text:style-name="Contents_20_2"><text:a xlink:type="simple" xlink:href="#org83e6fb5">6.5. visible-bell のカスタマイズ</text:a></text:p>
          <text:p text:style-name="Contents_20_2"><text:a xlink:type="simple" xlink:href="#org8175cae">6.6. 常に <text:span text:style-name="Bold">scratch</text:span> を表示して起動する</text:a></text:p>
          <text:p text:style-name="Contents_20_2"><text:a xlink:type="simple" xlink:href="#org0182788">6.7. バッテリー情報をモードラインに表示する</text:a></text:p>
          <text:p text:style-name="Contents_20_2"><text:a xlink:type="simple" xlink:href="#orgac169ab">6.8. スクロールバーを非表示にする</text:a></text:p>
          <text:p text:style-name="Contents_20_2"><text:a xlink:type="simple" xlink:href="#orgd407c55">6.9. [yascroll] フリンジにスクロールバーを出す</text:a></text:p>
          <text:p text:style-name="Contents_20_2"><text:a xlink:type="simple" xlink:href="#org32ec931">6.10. ツールバーを非表示にする</text:a></text:p>
          <text:p text:style-name="Contents_20_2"><text:a xlink:type="simple" xlink:href="#org8e87046">6.11. 起動時のスプラッシュ画面を表示しない</text:a></text:p>
          <text:p text:style-name="Contents_20_2"><text:a xlink:type="simple" xlink:href="#org3bf159a">6.12. カーソル行の行数をモードラインに表示する</text:a></text:p>
          <text:p text:style-name="Contents_20_2"><text:a xlink:type="simple" xlink:href="#orga6d6da0">6.13. カーソル行の関数名をモードラインに表示する</text:a></text:p>
          <text:p text:style-name="Contents_20_2"><text:a xlink:type="simple" xlink:href="#org330b23f">6.14. 時刻をモードラインに表示する</text:a></text:p>
          <text:p text:style-name="Contents_20_2"><text:a xlink:type="simple" xlink:href="#orga6277d9">6.15. 対応するカッコをハイライトする</text:a></text:p>
          <text:p text:style-name="Contents_20_2"><text:a xlink:type="simple" xlink:href="#org904c09c">6.16. 全角スペースと行末タブ／半角スペースを強調表示する</text:a></text:p>
          <text:p text:style-name="Contents_20_2"><text:a xlink:type="simple" xlink:href="#orgee4efe3">6.17. バッファの終わりをフリンジで明示</text:a></text:p>
          <text:p text:style-name="Contents_20_2"><text:a xlink:type="simple" xlink:href="#orga20d013">6.18. [migemo.el] ローマ字入力で日本語を検索する</text:a></text:p>
          <text:p text:style-name="Contents_20_2"><text:a xlink:type="simple" xlink:href="#org0a70e75">6.19. [anything.el] 何でも絞り込みインターフェイス（旧）</text:a></text:p>
          <text:p text:style-name="Contents_20_2"><text:a xlink:type="simple" xlink:href="#org881c6ba">6.20. [helm.el] 続・何でも絞り込みインターフェイス</text:a></text:p>
          <text:p text:style-name="Contents_20_2"><text:a xlink:type="simple" xlink:href="#org74596d5">6.21. [stripe-buffer.el] テーブルの色をストライプにする</text:a></text:p>
          <text:p text:style-name="Contents_20_2"><text:a xlink:type="simple" xlink:href="#org305afe3">6.22. [rainbow-delimiters] 対応するカッコに色を付ける</text:a></text:p>
          <text:p text:style-name="Contents_20_2"><text:a xlink:type="simple" xlink:href="#org25d46ee">6.23. [git-gutter-fringe] 編集差分をフレーム端で視覚化</text:a></text:p>
          <text:p text:style-name="Contents_20_2"><text:a xlink:type="simple" xlink:href="#org44ea777">6.24. [zlc.el] find-file バッファを zsh ライクにする</text:a></text:p>
          <text:p text:style-name="Contents_20_2"><text:a xlink:type="simple" xlink:href="#orgc07832a">6.25. [japanese-holidays] カレンダーをカラフルにする</text:a></text:p>
          <text:p text:style-name="Contents_20_2"><text:a xlink:type="simple" xlink:href="#orgbff0518">6.26. [calendar.el] カレンダーで週番号を表示する</text:a></text:p>
          <text:p text:style-name="Contents_20_2"><text:a xlink:type="simple" xlink:href="#orgaa759c2">6.27. [guide-key] キーバインドの選択肢をポップアップする</text:a></text:p>
          <text:p text:style-name="Contents_20_2"><text:a xlink:type="simple" xlink:href="#org4e9e7c1">6.28. [which-key] キーバインドの選択肢をポップアップする</text:a></text:p>
          <text:p text:style-name="Contents_20_2"><text:a xlink:type="simple" xlink:href="#org66687d1">6.29. [stock-ticker] 株価をモードラインに表示</text:a></text:p>
          <text:p text:style-name="Contents_20_2"><text:a xlink:type="simple" xlink:href="#org4db5d5b">6.30. [mode-icons] 使用中のモード表示をアイコンで代替</text:a></text:p>
          <text:p text:style-name="Contents_20_2"><text:a xlink:type="simple" xlink:href="#org2f02588">6.31. [highlight-symbol] 同じ名前のシンボルをハイライトする</text:a></text:p>
          <text:p text:style-name="Contents_20_2"><text:a xlink:type="simple" xlink:href="#org2e56ba5">6.32. [all-the-icons-dired] フォントを使ったアイコンを表示</text:a></text:p>
          <text:p text:style-name="Contents_20_1"><text:a xlink:type="simple" xlink:href="#org723824b">7. メディアサポート</text:a></text:p>
          <text:p text:style-name="Contents_20_2"><text:a xlink:type="simple" xlink:href="#org7da0bc8">7.1. [bongo.el] Emacsのバッファで音楽ライブラリを管理する</text:a></text:p>
          <text:p text:style-name="Contents_20_2"><text:a xlink:type="simple" xlink:href="#orgb28c589">7.2. [GoogleMaps.el] GoogleMaps を Emacs 内で使う</text:a></text:p>
          <text:p text:style-name="Contents_20_2"><text:a xlink:type="simple" xlink:href="#orgb71b52a">7.3. [org-google-weather.el] org-agenda に天気を表示する</text:a></text:p>
          <text:p text:style-name="Contents_20_2"><text:a xlink:type="simple" xlink:href="#org46f0673">7.4. [japanlaw.el] Emacs 電子六法</text:a></text:p>
          <text:p text:style-name="Contents_20_2"><text:a xlink:type="simple" xlink:href="#org54c33e4">7.5. [sunshine.el] 天気を知る</text:a></text:p>
          <text:p text:style-name="Contents_20_1"><text:a xlink:type="simple" xlink:href="#org8b8602d">8. 履歴／ファイル管理</text:a></text:p>
          <text:p text:style-name="Contents_20_2"><text:a xlink:type="simple" xlink:href="#orgc6759a0">8.1. [dired] ファイラのサポートツール</text:a></text:p>
          <text:p text:style-name="Contents_20_2"><text:a xlink:type="simple" xlink:href="#orgf768e63">8.2. Undoバッファを無限に取る</text:a></text:p>
          <text:p text:style-name="Contents_20_2"><text:a xlink:type="simple" xlink:href="#org53a1965">8.3. [undo-tree] 編集履歴をわかりやすくたどる</text:a></text:p>
          <text:p text:style-name="Contents_20_2"><text:a xlink:type="simple" xlink:href="#orgd31b802">8.4. バッファ保存時にバックアップファイルを生成する</text:a></text:p>
          <text:p text:style-name="Contents_20_2"><text:a xlink:type="simple" xlink:href="#org3c35976">8.5. バッファ保存時にバックアップを生成させない</text:a></text:p>
          <text:p text:style-name="Contents_20_2"><text:a xlink:type="simple" xlink:href="#org80064aa">8.6. ミニバッファの履歴を保存しリストアする</text:a></text:p>
          <text:p text:style-name="Contents_20_2"><text:a xlink:type="simple" xlink:href="#orgdae9e51">8.7. 履歴サイズを大きくする</text:a></text:p>
          <text:p text:style-name="Contents_20_2"><text:a xlink:type="simple" xlink:href="#orgb8e68e7">8.8. Emacs終了時に開いていたバッファを起動時に復元する</text:a></text:p>
          <text:p text:style-name="Contents_20_2"><text:a xlink:type="simple" xlink:href="#org2aa9ddd">8.9. 最近開いたファイルリストを保持</text:a></text:p>
          <text:p text:style-name="Contents_20_2"><text:a xlink:type="simple" xlink:href="#orga81a32c">8.10. 深夜にバッファを自動整理する</text:a></text:p>
          <text:p text:style-name="Contents_20_2"><text:a xlink:type="simple" xlink:href="#org6d5e629">8.11. [auto-save-buffers.el] 一定間隔でバッファを保存する</text:a></text:p>
          <text:p text:style-name="Contents_20_2"><text:a xlink:type="simple" xlink:href="#org33f49d4">8.12. [backup-dir.el] バックアップファイルを一箇所に集める</text:a></text:p>
          <text:p text:style-name="Contents_20_2"><text:a xlink:type="simple" xlink:href="#org36cbe5f">8.13. [backup-each-save] クラッシュに備える</text:a></text:p>
          <text:p text:style-name="Contents_20_2"><text:a xlink:type="simple" xlink:href="#org93e80a3">8.14. 特定のファイルを Dropbox 以下にバックアップする</text:a></text:p>
          <text:p text:style-name="Contents_20_2"><text:a xlink:type="simple" xlink:href="#org45ee3e4">8.15. [session.el] 様々な履歴を保存し復元に利用する</text:a></text:p>
          <text:p text:style-name="Contents_20_2"><text:a xlink:type="simple" xlink:href="#org9d4edc5">8.16. [wakatime-mode.el] WakaTime を利用して作業記録する</text:a></text:p>
          <text:p text:style-name="Contents_20_2"><text:a xlink:type="simple" xlink:href="#org4536570">8.17. [neotree.el] ディレクトリ情報をツリー表示</text:a></text:p>
          <text:p text:style-name="Contents_20_2"><text:a xlink:type="simple" xlink:href="#org6f7975d">8.18. [osx-trash] system-move-file-to-trash を有効にする</text:a></text:p>
          <text:p text:style-name="Contents_20_2"><text:a xlink:type="simple" xlink:href="#org58fd9b7">8.19. <text:span text:style-name="OrgTodo">TODO</text:span> [helpful] リッチなヘルプページ</text:a></text:p>
          <text:p text:style-name="Contents_20_2"><text:a xlink:type="simple" xlink:href="#org8af53f7">8.20. [keyfreq.el] コマンドログ</text:a></text:p>
          <text:p text:style-name="Contents_20_1"><text:a xlink:type="simple" xlink:href="#org054b5ff">9. 開発サポート</text:a></text:p>
          <text:p text:style-name="Contents_20_2"><text:a xlink:type="simple" xlink:href="#org7e934fe">9.1. 便利キーバインド</text:a></text:p>
          <text:p text:style-name="Contents_20_2"><text:a xlink:type="simple" xlink:href="#orgaee44cc">9.2. [gist.el] Gist インターフェイス</text:a></text:p>
          <text:p text:style-name="Contents_20_2"><text:a xlink:type="simple" xlink:href="#org98adcc2">9.3. [doxymacs.el] Doxygen のコメントを簡単に入力する</text:a></text:p>
          <text:p text:style-name="Contents_20_2"><text:a xlink:type="simple" xlink:href="#org6c65977">9.4. [matlab.el] Matlab用の設定 <text:span text:style-name="OrgTags">[<text:span text:style-name="OrgTag">Mac</text:span>]</text:span></text:a></text:p>
          <text:p text:style-name="Contents_20_2"><text:a xlink:type="simple" xlink:href="#orgeba1555">9.5. [flycheck.el] 構文エラー表示</text:a></text:p>
          <text:p text:style-name="Contents_20_2"><text:a xlink:type="simple" xlink:href="#org7634ee6">9.6. [auto-complete.el] 自動補完機能</text:a></text:p>
          <text:p text:style-name="Contents_20_2"><text:a xlink:type="simple" xlink:href="#org3bbd09c">9.7. [auto-complete-clang.el] オムニ補完</text:a></text:p>
          <text:p text:style-name="Contents_20_3"><text:a xlink:type="simple" xlink:href="#orgb8bd173">9.7.1. References</text:a></text:p>
          <text:p text:style-name="Contents_20_2"><text:a xlink:type="simple" xlink:href="#org983a199">9.8. [hideshowvis.el] 関数の表示／非表示</text:a></text:p>
          <text:p text:style-name="Contents_20_2"><text:a xlink:type="simple" xlink:href="#orge97c7be">9.9. [origami.el] 関数の折りたたみ</text:a></text:p>
          <text:p text:style-name="Contents_20_2"><text:a xlink:type="simple" xlink:href="#orgfb651f3">9.10. [quickrun.el] お手軽ビルド</text:a></text:p>
          <text:p text:style-name="Contents_20_2"><text:a xlink:type="simple" xlink:href="#orgfc38d6e">9.11. [ggtags.el] タグジャンプ</text:a></text:p>
          <text:p text:style-name="Contents_20_2"><text:a xlink:type="simple" xlink:href="#orgd25f12b">9.12. [0xc] N進数変換</text:a></text:p>
          <text:p text:style-name="Contents_20_2"><text:a xlink:type="simple" xlink:href="#orgaa0d80d">9.13. <text:span text:style-name="OrgTodo">TODO</text:span> [EditorConfig] コードスタイルの強制</text:a></text:p>
          <text:p text:style-name="Contents_20_2"><text:a xlink:type="simple" xlink:href="#org8f1cb4c">9.14. [uuid.el] UUID の生成</text:a></text:p>
          <text:p text:style-name="Contents_20_2"><text:a xlink:type="simple" xlink:href="#orgff6408a">9.15. [hexl.el] バイナリファイルを開く</text:a></text:p>
          <text:p text:style-name="Contents_20_2"><text:a xlink:type="simple" xlink:href="#orga04bf69">9.16. [package-lint.el] MEPLA登録用Lint</text:a></text:p>
          <text:p text:style-name="Contents_20_2"><text:a xlink:type="simple" xlink:href="#orga74410c">9.17. <text:span text:style-name="OrgTodo">TODO</text:span> [cov] カバレッジの状態をフリンジで確認</text:a></text:p>
          <text:p text:style-name="Contents_20_1"><text:a xlink:type="simple" xlink:href="#orgdc05352">10. Org Mode</text:a></text:p>
          <text:p text:style-name="Contents_20_2"><text:a xlink:type="simple" xlink:href="#org75d4dab">10.1. 基本設定</text:a></text:p>
          <text:p text:style-name="Contents_20_2"><text:a xlink:type="simple" xlink:href="#orga65359d">10.2. contribution を使う</text:a></text:p>
          <text:p text:style-name="Contents_20_2"><text:a xlink:type="simple" xlink:href="#orga1a6ab2">10.3. iCal との連携</text:a></text:p>
          <text:p text:style-name="Contents_20_2"><text:a xlink:type="simple" xlink:href="#orgd6b8610">10.4. スピードコマンド</text:a></text:p>
          <text:p text:style-name="Contents_20_2"><text:a xlink:type="simple" xlink:href="#org0982717">10.5. Pomodoro</text:a></text:p>
          <text:p text:style-name="Contents_20_2"><text:a xlink:type="simple" xlink:href="#orgbb3c935">10.6. face 関連</text:a></text:p>
          <text:p text:style-name="Contents_20_2"><text:a xlink:type="simple" xlink:href="#org8e1f811">10.7. <text:span text:style-name="OrgTodo">TODO</text:span> キーワードのカスタマイズ</text:a></text:p>
          <text:p text:style-name="Contents_20_2"><text:a xlink:type="simple" xlink:href="#orgfd32a7b">10.8. ImageMagick を使って様々な画像をインライン表示する</text:a></text:p>
          <text:p text:style-name="Contents_20_2"><text:a xlink:type="simple" xlink:href="#org00a2376">10.9. [org-agenda] タスク／予定管理</text:a></text:p>
          <text:p text:style-name="Contents_20_2"><text:a xlink:type="simple" xlink:href="#orgadbb4e2">10.10. <text:span text:style-name="OrgTodo">TODO</text:span> [orgbox.el] スケジュール追加のわかりやすい入力</text:a></text:p>
          <text:p text:style-name="Contents_20_2"><text:a xlink:type="simple" xlink:href="#org463cd5b">10.11. <text:span text:style-name="OrgTodo">TODO</text:span> [org-review.el] レビューフローのサポート</text:a></text:p>
          <text:p text:style-name="Contents_20_2"><text:a xlink:type="simple" xlink:href="#org1eaad80">10.12. [appt.el] アラーム設定</text:a></text:p>
          <text:p text:style-name="Contents_20_2"><text:a xlink:type="simple" xlink:href="#org7433e97">10.13. [org-capture] 高速にメモを取る</text:a></text:p>
          <text:p text:style-name="Contents_20_2"><text:a xlink:type="simple" xlink:href="#org0990f41">10.14. [org-refile] orgツリーの高速移動</text:a></text:p>
          <text:p text:style-name="Contents_20_2"><text:a xlink:type="simple" xlink:href="#orgb572125">10.15. [org-babel] 基本設定</text:a></text:p>
          <text:p text:style-name="Contents_20_2"><text:a xlink:type="simple" xlink:href="#org1e38284">10.16. [org-babel] ソースブロックの入力キーをカスタマイズ</text:a></text:p>
          <text:p text:style-name="Contents_20_2"><text:a xlink:type="simple" xlink:href="#org3dc578a">10.17. [MobileOrg] iOS との連携</text:a></text:p>
          <text:p text:style-name="Contents_20_2"><text:a xlink:type="simple" xlink:href="#orgcba29c5">10.18. [org-tree-slide] Org でプレゼンテーション</text:a></text:p>
          <text:p text:style-name="Contents_20_2"><text:a xlink:type="simple" xlink:href="#org450d1e0">10.19. [org-tree-slide] クロックインとアウトを自動化する</text:a></text:p>
          <text:p text:style-name="Contents_20_2"><text:a xlink:type="simple" xlink:href="#org4f4f535">10.20. [org-tree-slide] 特定のツリーをプロポーショナルフォントで表示する</text:a></text:p>
          <text:p text:style-name="Contents_20_2"><text:a xlink:type="simple" xlink:href="#orga445a5f">10.21. [org-tree-slide] ヘッドラインをリッチにする</text:a></text:p>
          <text:p text:style-name="Contents_20_2"><text:a xlink:type="simple" xlink:href="#orgf654c29">10.22. <text:span text:style-name="OrgTodo">TODO</text:span> [org-tree-slide] BEGIN_SRCとEND_SRCを消して背景色を変える</text:a></text:p>
          <text:p text:style-name="Contents_20_2"><text:a xlink:type="simple" xlink:href="#orge2ce698">10.23. <text:span text:style-name="OrgTodo">TODO</text:span> [org-fstree] ディレクトリ構造を読み取る</text:a></text:p>
          <text:p text:style-name="Contents_20_2"><text:a xlink:type="simple" xlink:href="#org7666e41">10.24. [calfw-org] calfw に org の予定を表示する</text:a></text:p>
          <text:p text:style-name="Contents_20_2"><text:a xlink:type="simple" xlink:href="#org6d7494b">10.25. [org-export-generic] エクスポート機能を拡張する</text:a></text:p>
          <text:p text:style-name="Contents_20_2"><text:a xlink:type="simple" xlink:href="#orgb872a3c">10.26. <text:span text:style-name="OrgTodo">TODO</text:span> [ox] 出力形式の拡張</text:a></text:p>
          <text:p text:style-name="Contents_20_2"><text:a xlink:type="simple" xlink:href="#org3441b36">10.27. [org-odt] ODT形式に出力</text:a></text:p>
          <text:p text:style-name="Contents_20_2"><text:a xlink:type="simple" xlink:href="#org9251307">10.28. [ox-twbs] Twitter Bootstrap 互換のHTML出力</text:a></text:p>
          <text:p text:style-name="Contents_20_2"><text:a xlink:type="simple" xlink:href="#org91deaa2">10.29. [org-crypt] ツリーを暗号化する</text:a></text:p>
          <text:p text:style-name="Contents_20_2"><text:a xlink:type="simple" xlink:href="#org170b27a">10.30. [org-mac-link] 外部アプリから情報を取る</text:a></text:p>
          <text:p text:style-name="Contents_20_2"><text:a xlink:type="simple" xlink:href="#org4598a8e">10.31. <text:span text:style-name="OrgTodo">TODO</text:span> Parers3.app からリンクを取得する</text:a></text:p>
          <text:p text:style-name="Contents_20_2"><text:a xlink:type="simple" xlink:href="#org3633da1">10.32. <text:span text:style-name="OrgTodo">TODO</text:span> Papers3.app のリンクを開けるようにする</text:a></text:p>
          <text:p text:style-name="Contents_20_2"><text:a xlink:type="simple" xlink:href="#org6d25718">10.33. <text:span text:style-name="OrgTodo">TODO</text:span> [org-attach] 外部ファイルを紐付ける</text:a></text:p>
          <text:p text:style-name="Contents_20_2"><text:a xlink:type="simple" xlink:href="#org37d5cb6">10.34. <text:span text:style-name="OrgTodo">TODO</text:span> [org-screenshot] スクリーンショットを貼り付ける</text:a></text:p>
          <text:p text:style-name="Contents_20_2"><text:a xlink:type="simple" xlink:href="#org0850bce">10.35. [terminal-notifier] イベント通知</text:a></text:p>
          <text:p text:style-name="Contents_20_3"><text:a xlink:type="simple" xlink:href="#org8c49dc3">10.35.1. References</text:a></text:p>
          <text:p text:style-name="Contents_20_2"><text:a xlink:type="simple" xlink:href="#orgb15f97d">10.36. [org-grep] org ファイルを grep する</text:a></text:p>
          <text:p text:style-name="Contents_20_2"><text:a xlink:type="simple" xlink:href="#orgeebeb7e">10.37. [ox-reveal] ナイスなHTML5プレゼンテーション出力</text:a></text:p>
          <text:p text:style-name="Contents_20_2"><text:a xlink:type="simple" xlink:href="#orgc4a83e8">10.38. <text:span text:style-name="OrgTodo">READ</text:span> ME を常に org-mode で開く</text:a></text:p>
          <text:p text:style-name="Contents_20_2"><text:a xlink:type="simple" xlink:href="#orgfbe8d72">10.39. Growlnotify と org-mode でアラーム管理</text:a></text:p>
          <text:p text:style-name="Contents_20_2"><text:a xlink:type="simple" xlink:href="#org7fa9710">10.40. org-mode の latex エクスポート関数をオーバーライド</text:a></text:p>
          <text:p text:style-name="Contents_20_2"><text:a xlink:type="simple" xlink:href="#orga20effd">10.41. [org-autolist] ブリッツの入力を簡単に</text:a></text:p>
          <text:p text:style-name="Contents_20_2"><text:a xlink:type="simple" xlink:href="#org38b631a">10.42. [org-dashboard] 進捗をプログレスバーで確認</text:a></text:p>
          <text:p text:style-name="Contents_20_2"><text:a xlink:type="simple" xlink:href="#orgf2c6be8">10.43. <text:span text:style-name="OrgTodo">TODO</text:span> [org-clock-today] 今日の総作業時間をモードラインに表示</text:a></text:p>
          <text:p text:style-name="Contents_20_2"><text:a xlink:type="simple" xlink:href="#orgc0685e6">10.44. <text:span text:style-name="OrgTodo">TODO</text:span> [org-recent-headings] 訪問したツリーを記録し簡単に再訪問可能にする</text:a></text:p>
          <text:p text:style-name="Contents_20_2"><text:a xlink:type="simple" xlink:href="#org1f063c1">10.45. <text:span text:style-name="OrgTodo">TODO</text:span> [orgnav] ツリーの検索インタフェース</text:a></text:p>
          <text:p text:style-name="Contents_20_2"><text:a xlink:type="simple" xlink:href="#org0ef1be9">10.46. <text:span text:style-name="OrgTodo">TODO</text:span> [org-random-todo] ランダムにタスクを選ぶ</text:a></text:p>
          <text:p text:style-name="Contents_20_2"><text:a xlink:type="simple" xlink:href="#orga878594">10.47. <text:span text:style-name="OrgTodo">TODO</text:span> [toc-org] 目次の挿入</text:a></text:p>
          <text:p text:style-name="Contents_20_1"><text:a xlink:type="simple" xlink:href="#orga42d3f3">11. フレーム／ウィンドウ制御</text:a></text:p>
          <text:p text:style-name="Contents_20_2"><text:a xlink:type="simple" xlink:href="#orgcbc6b76">11.1. 起動時の設定</text:a></text:p>
          <text:p text:style-name="Contents_20_2"><text:a xlink:type="simple" xlink:href="#org066c04a">11.2. 複数フレーム対応</text:a></text:p>
          <text:p text:style-name="Contents_20_2"><text:a xlink:type="simple" xlink:href="#org86c358b">11.3. [e2wm.el] 二画面表示</text:a></text:p>
          <text:p text:style-name="Contents_20_2"><text:a xlink:type="simple" xlink:href="#org0c81664">11.4. [moom.el] キーボードでフレームの場所を移す</text:a></text:p>
          <text:p text:style-name="Contents_20_2"><text:a xlink:type="simple" xlink:href="#org6161f89">11.5. [popwin.el] ポップアップウィンドウの制御</text:a></text:p>
          <text:p text:style-name="Contents_20_2"><text:a xlink:type="simple" xlink:href="#orgf786f32">11.6. <text:span text:style-name="OrgTodo">TODO</text:span> [shackle.el] ポップアップウィンドウの制御</text:a></text:p>
          <text:p text:style-name="Contents_20_2"><text:a xlink:type="simple" xlink:href="#orgfa61e44">11.7. [elscreen.el] Emacs バッファをタブ化</text:a></text:p>
          <text:p text:style-name="Contents_20_2"><text:a xlink:type="simple" xlink:href="#org9018fcb">11.8. [tabbar-ruler] バッファをタブ切り替え可能に</text:a></text:p>
          <text:p text:style-name="Contents_20_1"><text:a xlink:type="simple" xlink:href="#orgebc0917">12. フォント／配色関連</text:a></text:p>
          <text:p text:style-name="Contents_20_2"><text:a xlink:type="simple" xlink:href="#org935817a">12.1. 正規表現を見やすくする</text:a></text:p>
          <text:p text:style-name="Contents_20_2"><text:a xlink:type="simple" xlink:href="#org30a9ab0">12.2. 設定ファイルを見やすくする</text:a></text:p>
          <text:p text:style-name="Contents_20_2"><text:a xlink:type="simple" xlink:href="#org58056e6">12.3. カーソル行に色をつける</text:a></text:p>
          <text:p text:style-name="Contents_20_2"><text:a xlink:type="simple" xlink:href="#org85beb4c">12.4. カーソル色の切り替え <text:span text:style-name="OrgTags">[<text:span text:style-name="OrgTag">Mac</text:span>]</text:span></text:a></text:p>
          <text:p text:style-name="Contents_20_2"><text:a xlink:type="simple" xlink:href="#org43aafc0">12.5. カーソルを点滅させない</text:a></text:p>
          <text:p text:style-name="Contents_20_2"><text:a xlink:type="simple" xlink:href="#org5da6573">12.6. カーソル位置のフォントを確認</text:a></text:p>
          <text:p text:style-name="Contents_20_2"><text:a xlink:type="simple" xlink:href="#org7179b96">12.7. フォント設定</text:a></text:p>
          <text:p text:style-name="Contents_20_3"><text:a xlink:type="simple" xlink:href="#orgb30f76c">12.7.1. フォントのインストール方法</text:a></text:p>
          <text:p text:style-name="Contents_20_3"><text:a xlink:type="simple" xlink:href="#org10a1e26">12.7.2. フォントチェック用コード</text:a></text:p>
          <text:p text:style-name="Contents_20_2"><text:a xlink:type="simple" xlink:href="#orgc3928c2">12.8. 行間を制御する</text:a></text:p>
          <text:p text:style-name="Contents_20_2"><text:a xlink:type="simple" xlink:href="#org90d2d34">12.9. パッチをカラフルに表示する</text:a></text:p>
          <text:p text:style-name="Contents_20_2"><text:a xlink:type="simple" xlink:href="#org3834254">12.10. 背景を黒系色にする</text:a></text:p>
          <text:p text:style-name="Contents_20_2"><text:a xlink:type="simple" xlink:href="#org8b180cf">12.11. 時間帯を指定して起動時にテーマを切り替える</text:a></text:p>
          <text:p text:style-name="Contents_20_2"><text:a xlink:type="simple" xlink:href="#org7081e59">12.12. [rainbow-mode.el] 配色のリアルタイム確認</text:a></text:p>
          <text:p text:style-name="Contents_20_3"><text:a xlink:type="simple" xlink:href="#orgaae66ee">12.12.1. 色一覧</text:a></text:p>
          <text:p text:style-name="Contents_20_2"><text:a xlink:type="simple" xlink:href="#orge9cede6">12.13. [volatile-highlights] コピペした領域を強調</text:a></text:p>
          <text:p text:style-name="Contents_20_2"><text:a xlink:type="simple" xlink:href="#org365754e">12.14. [edit-color-stamp] Qt経由でカラーピッカーを使う</text:a></text:p>
          <text:p text:style-name="Contents_20_1"><text:a xlink:type="simple" xlink:href="#org74ceffd">13. ユーティリティ関数</text:a></text:p>
          <text:p text:style-name="Contents_20_2"><text:a xlink:type="simple" xlink:href="#orgac2b0d2">13.1. [pomodoro.el] ポモドーロの実践</text:a></text:p>
          <text:p text:style-name="Contents_20_2"><text:a xlink:type="simple" xlink:href="#orgacc28ce">13.2. [pomodoro.el] 続・ポモドーロの実践</text:a></text:p>
          <text:p text:style-name="Contents_20_2"><text:a xlink:type="simple" xlink:href="#org7403e1b">13.3. [google-this.el] 単語をグーグル検索</text:a></text:p>
          <text:p text:style-name="Contents_20_2"><text:a xlink:type="simple" xlink:href="#org023091f">13.4. [lingr.el] チャットルームに参加</text:a></text:p>
          <text:p text:style-name="Contents_20_2"><text:a xlink:type="simple" xlink:href="#orgcb714c7">13.5. [osx-lib.el] OSX用ユーティリティ <text:span text:style-name="OrgTags">[<text:span text:style-name="OrgTag">Mac</text:span>]</text:span></text:a></text:p>
          <text:p text:style-name="Contents_20_2"><text:a xlink:type="simple" xlink:href="#orge75329c">13.6. <text:span text:style-name="OrgTodo">TODO</text:span> [password-store.el] パスワード管理</text:a></text:p>
          <text:p text:style-name="Contents_20_2"><text:a xlink:type="simple" xlink:href="#org5d04424">13.7. [multi-term.el] ターミナル</text:a></text:p>
          <text:p text:style-name="Contents_20_2"><text:a xlink:type="simple" xlink:href="#orga33bd1b">13.8. iterm2 を Emacs から呼び出したい <text:span text:style-name="OrgTags">[<text:span text:style-name="OrgTag">Mac</text:span>]</text:span></text:a></text:p>
          <text:p text:style-name="Contents_20_2"><text:a xlink:type="simple" xlink:href="#org1508d4d">13.9. カレントバッファのあるディレクトリをターミナルで表示</text:a></text:p>
          <text:p text:style-name="Contents_20_2"><text:a xlink:type="simple" xlink:href="#orgb804a51">13.10. [utility.el] 自作してテスト中の便利関数群</text:a></text:p>
          <text:p text:style-name="Contents_20_1"><text:a xlink:type="simple" xlink:href="#orgca3e611">14. おわりに</text:a></text:p>
        </text:index-body>
      </text:table-of-content>
      <text:h text:style-name="Heading_20_1" text:outline-level="1" text:is-list-header="false">
<text:bookmark-start text:name="OrgXref.ID-7F29D5C2-C191-4AF9-AA12-71D557CC4D9A"/>
<text:bookmark text:name="ID-7F29D5C2-C191-4AF9-AA12-71D557CC4D9A"/>
<text:bookmark-end text:name="OrgXref.ID-7F29D5C2-C191-4AF9-AA12-71D557CC4D9A"/>
<text:bookmark-start text:name="OrgXref.org2884c2e"/>
<text:bookmark text:name="org2884c2e"/>はじめに
<text:bookmark-end text:name="OrgXref.org2884c2e"/></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ID-4DECDFAA-B7A1-4191-B41B-144913A382BF"/>
<text:bookmark text:name="ID-4DECDFAA-B7A1-4191-B41B-144913A382BF"/>
<text:bookmark-end text:name="OrgXref.ID-4DECDFAA-B7A1-4191-B41B-144913A382BF"/>
<text:bookmark-start text:name="OrgXref.org13dd638"/>
<text:bookmark text:name="org13dd638"/>基本設定
<text:bookmark-end text:name="OrgXref.org13dd638"/></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ID-5F3929A1-444F-4674-BD81-7A5E8CBEE787"/>
<text:bookmark text:name="ID-5F3929A1-444F-4674-BD81-7A5E8CBEE787"/>
<text:bookmark-end text:name="OrgXref.ID-5F3929A1-444F-4674-BD81-7A5E8CBEE787"/>
<text:bookmark-start text:name="OrgXref.org3cac428"/>
<text:bookmark text:name="org3cac428"/>init.el のヘッダ
<text:bookmark-end text:name="OrgXref.org3cac428"/></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303fcaf"/>
<text:bookmark text:name="org303fcaf"/>init ファイルの読み込み時間計測
<text:bookmark-end text:name="OrgXref.org303fcaf"/></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877ed35"/>
<text:bookmark text:name="org877ed35"/>起動時間の計測
<text:bookmark-end text:name="OrgXref.org877ed35"/></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3b6503b"/>
<text:bookmark text:name="org3b6503b"/>GCサイズの最適化
<text:bookmark-end text:name="OrgXref.org3b6503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394ea24"/>
<text:bookmark text:name="org394ea24"/>[exec-path-from-shell] PATH設定をシェルから継承する
<text:bookmark-end text:name="OrgXref.org394ea24"/></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a4cb3fd"/>
<text:bookmark text:name="orga4cb3fd"/>cl を使う
<text:bookmark-end text:name="OrgXref.orga4cb3fd"/></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4820f61"/>
<text:bookmark text:name="org4820f61"/>[load-package-p] 設定の読み込みフラグを確認する
<text:bookmark-end text:name="OrgXref.org4820f61"/></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58885d2"/>
<text:bookmark text:name="org58885d2"/>リストで関数を渡す autoload-if-found を使う
<text:bookmark-end text:name="OrgXref.org58885d2"/></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ee7064f"/>
<text:bookmark text:name="orgee7064f"/>[eval-after-autoload-if-found] 複数関数を対象とする遅延読み込み
<text:bookmark-end text:name="OrgXref.orgee7064f"/></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dbb97ba"/>
<text:bookmark text:name="orgdbb97ba"/>関数版
<text:bookmark-end text:name="OrgXref.orgdbb97ba"/></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9eea191"/>
<text:bookmark text:name="org9eea191"/>マクロ版
<text:bookmark-end text:name="OrgXref.org9eea191"/></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9448d74"/>
<text:bookmark text:name="org9448d74"/>[library-p] load-path にライブラリがあるかを判定
<text:bookmark-end text:name="OrgXref.org9448d74"/></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503f630"/>
<text:bookmark text:name="org503f630"/>[passed-clock-p] 指定時刻が本日の未来の時刻かを判定
<text:bookmark-end text:name="OrgXref.org503f630"/></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1823219"/>
<text:bookmark text:name="org1823219"/>[input-focus-p] フォーカス判定
<text:bookmark-end text:name="OrgXref.org1823219"/></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1b04ae9"/>
<text:bookmark text:name="org1b04ae9"/>警告の抑制
<text:bookmark-end text:name="OrgXref.org1b04ae9"/></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304fef9"/>
<text:bookmark text:name="org304fef9"/>エラー表示の抑制
<text:bookmark-end text:name="OrgXref.org304fef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a49f20f"/>
<text:bookmark text:name="orga49f20f"/>compilation buffer でのデータ表示で自動するスクロールする
<text:bookmark-end text:name="OrgXref.orga49f20f"/></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2a18458"/>
<text:bookmark text:name="org2a18458"/>C-x C-c で容易にEmacsを終了させないように質問する
<text:bookmark-end text:name="OrgXref.org2a18458"/></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e67db3b"/>
<text:bookmark text:name="orge67db3b"/>[shut-up.el] Messages 出力を封じる（制御する）
<text:bookmark-end text:name="OrgXref.orge67db3b"/></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9ec9322"/>
<text:bookmark text:name="org9ec9322"/>エンターキーの挙動
<text:bookmark-end text:name="OrgXref.org9ec9322"/></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2d7aec4"/>
<text:bookmark text:name="org2d7aec4"/>コマンド入力中に入力過程をミニバッファに反映する
<text:bookmark-end text:name="OrgXref.org2d7aec4"/></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ID-1C3F08FC-FA31-447B-BD55-3E47C9FDB072"/>
<text:bookmark text:name="ID-1C3F08FC-FA31-447B-BD55-3E47C9FDB072"/>
<text:bookmark-end text:name="OrgXref.ID-1C3F08FC-FA31-447B-BD55-3E47C9FDB072"/>
<text:bookmark-start text:name="OrgXref.org79d584c"/>
<text:bookmark text:name="org79d584c"/>コア設定
<text:bookmark-end text:name="OrgXref.org79d584c"/></text:h>
      <text:p text:style-name="Text_20_body">Emacs を操作して文書編集する上で欠かせない設定です．<text:line-break/></text:p>
      <text:h text:style-name="Heading_20_2" text:outline-level="2" text:is-list-header="false">
<text:bookmark-start text:name="OrgXref.orgcee8ac5"/>
<text:bookmark text:name="orgcee8ac5"/>言語／文字コード
<text:bookmark-end text:name="OrgXref.orgcee8ac5"/></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7a4aa27"/>
<text:bookmark text:name="org7a4aa27"/>日本語入力
<text:bookmark-end text:name="OrgXref.org7a4aa27"/></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e60ceb4"/>
<text:bookmark text:name="orge60ceb4"/>[ag.el] 検索
<text:bookmark-end text:name="OrgXref.orge60ceb4"/></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d64ca00"/>
<text:bookmark text:name="orgd64ca00"/>基本キーバインド
<text:bookmark-end text:name="OrgXref.orgd64ca00"/></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14ad9d0"/>
<text:bookmark text:name="org14ad9d0"/>ナローイングするか
<text:bookmark-end text:name="OrgXref.org14ad9d0"/></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ecbb2db"/>
<text:bookmark text:name="orgecbb2db"/>バッファの終わりでのnewlineを禁止する
<text:bookmark-end text:name="OrgXref.orgecbb2db"/></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120652f"/>
<text:bookmark text:name="org120652f"/>常に最終行に一行追加する
<text:bookmark-end text:name="OrgXref.org120652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e6b8a18"/>
<text:bookmark text:name="orge6b8a18"/>長い文章を右端で常に折り返す
<text:bookmark-end text:name="OrgXref.orge6b8a18"/></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b4a7b1f"/>
<text:bookmark text:name="orgb4a7b1f"/>バッファが外部から編集された場合に自動で再読み込みする
<text:bookmark-end text:name="OrgXref.orgb4a7b1f"/></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df5d0c3"/>
<text:bookmark text:name="orgdf5d0c3"/>[uniquify.el] 同じバッファ名が開かれた場合に区別する
<text:bookmark-end text:name="OrgXref.orgdf5d0c3"/></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2130dbf"/>
<text:bookmark text:name="org2130dbf"/>マウスで選択した領域を自動コピー
<text:bookmark-end text:name="OrgXref.org2130dbf"/></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664b4eb"/>
<text:bookmark text:name="org664b4eb"/>パッケージ管理
<text:bookmark-end text:name="OrgXref.org664b4eb"/></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c23df72"/>
<text:bookmark text:name="orgc23df72"/>[cask-mode.el] モード設定
<text:bookmark-end text:name="OrgXref.orgc23df72"/></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f6d831e"/>
<text:bookmark text:name="orgf6d831e"/>Cask のセットアップ
<text:bookmark-end text:name="OrgXref.orgf6d831e"/></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5a042d8"/>
<text:bookmark text:name="org5a042d8"/>load-path を一箇所にして起動を高速化
<text:bookmark-end text:name="OrgXref.org5a042d8"/></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467927c"/>
<text:bookmark text:name="org467927c"/>[paradox.el] パッケージ選択画面の改善
<text:bookmark-end text:name="OrgXref.org467927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efdc657"/>
<text:bookmark text:name="orgefdc657"/>インデント
<text:bookmark-end text:name="OrgXref.orgefdc657"/></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4c87a91"/>
<text:bookmark text:name="org4c87a91"/>[aggressive-indent] 即時バッファ整形
<text:bookmark-end text:name="OrgXref.org4c87a91"/></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3969e36"/>
<text:bookmark text:name="org3969e36"/>[ws-butler.el] 不要なスペースを自動除去
<text:bookmark-end text:name="OrgXref.org3969e36"/></text:h>
      <text:p text:style-name="Text_20_body">行末のスペース等が不要に残るのを回避できます．バッファ保存時の自動処理で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text:span text:style-name="OrgSrcFontLockKeywordFace">push</text:span><text:s/>'org-mode<text:s/>ws-butler-global-exempt-modes)</text:p>
      <text:p text:style-name="OrgSrcBlock"><text:s/><text:s/><text:s/><text:s/>(<text:span text:style-name="OrgSrcFontLockKeywordFace">push</text:span><text:s/>'empty-booting-mode<text:s/>ws-butler-global-exempt-modes))</text:p>
      <text:p text:style-name="OrgSrcBlock"/>
      <text:p text:style-name="OrgSrcBlock"><text:s/><text:s/>(<text:span text:style-name="OrgSrcFontLockKeywordFace">with-eval-after-load</text:span><text:s/><text:span text:style-name="OrgSrcFontLockStringFace">"helm-config"</text:span></text:p>
      <text:p text:style-name="OrgSrcBlockLastLine"><text:s/><text:s/><text:s/><text:s/>(ws-butler-global-mode)))</text:p>
      <text:h text:style-name="Heading_20_2" text:outline-level="2" text:is-list-header="false">
<text:bookmark-start text:name="OrgXref.orgbe3a66e"/>
<text:bookmark text:name="orgbe3a66e"/>ファイルリンクを辿る時に確認のメッセージを出さない
<text:bookmark-end text:name="OrgXref.orgbe3a66e"/></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59984f5"/>
<text:bookmark text:name="org59984f5"/>MBPビルド用設定
<text:bookmark-end text:name="OrgXref.org59984f5"/></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M-SPC"</text:span>)<text:s/>'mac-win-ime-toggle)</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629a03e"/>
<text:bookmark text:name="org629a03e"/>NSビルド用設定<text:tab/><text:span text:style-name="OrgTags">[<text:span text:style-name="OrgTag">Mac</text:span>]</text:span>
<text:bookmark-end text:name="OrgXref.org629a03e"/></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ID-EA964A06-2A41-40B4-9936-C59CE2E43AE5"/>
<text:bookmark text:name="ID-EA964A06-2A41-40B4-9936-C59CE2E43AE5"/>
<text:bookmark-end text:name="OrgXref.ID-EA964A06-2A41-40B4-9936-C59CE2E43AE5"/>
<text:bookmark-start text:name="OrgXref.org6f0d0b1"/>
<text:bookmark text:name="org6f0d0b1"/>カーソル移動
<text:bookmark-end text:name="OrgXref.org6f0d0b1"/></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69c3b69"/>
<text:bookmark text:name="org69c3b69"/>バッファ内のカーソル移動
<text:bookmark-end text:name="OrgXref.org69c3b69"/></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8e10908"/>
<text:bookmark text:name="org8e10908"/>バッファ間のカーソル移動
<text:bookmark-end text:name="OrgXref.org8e10908"/></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b0a193b"/>
<text:bookmark text:name="orgb0a193b"/>スクロールを制御
<text:bookmark-end text:name="OrgXref.orgb0a193b"/></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07da078"/>
<text:bookmark text:name="org07da078"/>スクロールで表示を重複させる行数
<text:bookmark-end text:name="OrgXref.org07da07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a1dfabe"/>
<text:bookmark text:name="orga1dfabe"/>[SmoothScroll.el] カーソル固定でスクロールする
<text:bookmark-end text:name="OrgXref.orga1dfabe"/></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df76513"/>
<text:bookmark text:name="orgdf76513"/>[smooth-scroll.el] 滑らかなスクロール
<text:bookmark-end text:name="OrgXref.orgdf76513"/></text:h>
      <text:p text:style-name="Text_20_body">良い感じです．スススっとスクロールします．<text:line-break/></text:p>
      <text:p text:style-name="OrgSrcBlock">(<text:span text:style-name="OrgSrcFontLockKeywordFace">when</text:span><text:s/>(autoload-if-found</text:p>
      <text:p text:style-name="OrgSrcBlock"><text:s/><text:s/><text:s/><text:s/><text:s/><text:s/><text:s/>'(smooth-scroll)</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text:span text:style-name="OrgSrcFontLockKeywordFace">setq</text:span><text:s/>smooth-scroll/vscroll-step-size<text:s/>6)</text:p>
      <text:p text:style-name="OrgSrcBlock"><text:s/><text:s/><text:s/><text:s/>(<text:span text:style-name="OrgSrcFontLockKeywordFace">setq</text:span><text:s/>smooth-scroll/hscroll-step-size<text:s/>6))</text:p>
      <text:p text:style-name="OrgSrcBlock"/>
      <text:p text:style-name="OrgSrcBlockLastLine"><text:s/><text:s/>(smooth-scroll-mode<text:s/>t))</text:p>
      <text:h text:style-name="Heading_20_2" text:outline-level="2" text:is-list-header="false">
<text:bookmark-start text:name="OrgXref.orge5f3e32"/>
<text:bookmark text:name="orge5f3e32"/>[point-undo.el] カーソル位置を簡単にたどる
<text:bookmark-end text:name="OrgXref.orge5f3e32"/></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d683635"/>
<text:bookmark text:name="orgd683635"/>[cycle-buffer.el] カレントバッファの表示切り替え
<text:bookmark-end text:name="OrgXref.orgd683635"/></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2c2bb67"/>
<text:bookmark text:name="org2c2bb67"/>[bm.el] カーソル位置をブックマークして追う
<text:bookmark-end text:name="OrgXref.org2c2bb67"/></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74788bd"/>
<text:bookmark text:name="org74788bd"/>[centered-cursor-mode.el] カーソル位置をバッファ中央に固定
<text:bookmark-end text:name="OrgXref.org74788bd"/></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d3fe207"/>
<text:bookmark text:name="orgd3fe207"/>[back-button] マークをたどる
<text:bookmark-end text:name="OrgXref.orgd3fe207"/></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helm-config"</text:span></text:p>
      <text:p text:style-name="OrgSrcBlockLastLine"><text:s/><text:s/>(back-button-mode<text:s/>1))</text:p>
      <text:h text:style-name="Heading_20_2" text:outline-level="2" text:is-list-header="false">
<text:bookmark-start text:name="OrgXref.org59f8fb2"/>
<text:bookmark text:name="org59f8fb2"/>[smart-mark] C-g後に元の場所へカーソルを戻す
<text:bookmark-end text:name="OrgXref.org59f8fb2"/></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helm-config</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d8ebb61"/>
<text:bookmark text:name="orgd8ebb61"/><text:span text:style-name="OrgTodo">TODO</text:span> [syntax-subword.el] M-f で移動する位置をより密にする
<text:bookmark-end text:name="OrgXref.orgd8ebb61"/></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1" text:outline-level="1" text:is-list-header="false">
<text:bookmark-start text:name="OrgXref.ID-9F985F7F-81DD-4A68-A61F-31ECF814DF58"/>
<text:bookmark text:name="ID-9F985F7F-81DD-4A68-A61F-31ECF814DF58"/>
<text:bookmark-end text:name="OrgXref.ID-9F985F7F-81DD-4A68-A61F-31ECF814DF58"/>
<text:bookmark-start text:name="OrgXref.org84c78b4"/>
<text:bookmark text:name="org84c78b4"/>編集サポート
<text:bookmark-end text:name="OrgXref.org84c78b4"/></text:h>
      <text:h text:style-name="Heading_20_2" text:outline-level="2" text:is-list-header="false">
<text:bookmark-start text:name="OrgXref.orgdb48fe2"/>
<text:bookmark text:name="orgdb48fe2"/>矩形編集／連番入力
<text:bookmark-end text:name="OrgXref.orgdb48fe2"/></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04be8f8"/>
<text:bookmark text:name="org04be8f8"/>Yank時に装飾を取る
<text:bookmark-end text:name="OrgXref.org04be8f8"/></text:h>
      <text:p text:style-name="OrgSrcBlockLastLine">(<text:span text:style-name="OrgSrcFontLockKeywordFace">setq</text:span><text:s/>yank-excluded-properties<text:s/>t)</text:p>
      <text:h text:style-name="Heading_20_2" text:outline-level="2" text:is-list-header="false">
<text:bookmark-start text:name="OrgXref.org62de69f"/>
<text:bookmark text:name="org62de69f"/>ファイル保存時に時間を記録する
<text:bookmark-end text:name="OrgXref.org62de69f"/></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6cda098"/>
<text:bookmark text:name="org6cda098"/>選択リージョンを使って検索
<text:bookmark-end text:name="OrgXref.org6cda098"/></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67bf457"/>
<text:bookmark text:name="org67bf457"/>ChangeLog モード
<text:bookmark-end text:name="OrgXref.org67bf457"/></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5720e9e"/>
<text:bookmark text:name="org5720e9e"/>テキストモード
<text:bookmark-end text:name="OrgXref.org5720e9e"/></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db00a6b"/>
<text:bookmark text:name="orgdb00a6b"/>C/C++モード
<text:bookmark-end text:name="OrgXref.orgdb00a6b"/></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50628e1"/>
<text:bookmark text:name="org50628e1"/>C#モード
<text:bookmark-end text:name="OrgXref.org50628e1"/></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03ed25d"/>
<text:bookmark text:name="org03ed25d"/>Infoモード
<text:bookmark-end text:name="OrgXref.org03ed25d"/></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ff5d29e"/>
<text:bookmark text:name="orgff5d29e"/>Rモード
<text:bookmark-end text:name="OrgXref.orgff5d29e"/></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f2491e5"/>
<text:bookmark text:name="orgf2491e5"/>nXMLモード
<text:bookmark-end text:name="OrgXref.orgf2491e5"/></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83b32c2"/>
<text:bookmark text:name="org83b32c2"/>yamlモード
<text:bookmark-end text:name="OrgXref.org83b32c2"/></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4862a16"/>
<text:bookmark text:name="org4862a16"/>jsonモード
<text:bookmark-end text:name="OrgXref.org4862a16"/></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bce05eb"/>
<text:bookmark text:name="orgbce05eb"/>javascriptモード
<text:bookmark-end text:name="OrgXref.orgbce05eb"/></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8e94d23"/>
<text:bookmark text:name="org8e94d23"/>csvモード
<text:bookmark-end text:name="OrgXref.org8e94d2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77e0f3f"/>
<text:bookmark text:name="org77e0f3f"/>asciiモード
<text:bookmark-end text:name="OrgXref.org77e0f3f"/></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a2e567c"/>
<text:bookmark text:name="orga2e567c"/>esモード
<text:bookmark-end text:name="OrgXref.orga2e567c"/></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0b6e15c"/>
<text:bookmark text:name="org0b6e15c"/>gnuplotモード
<text:bookmark-end text:name="OrgXref.org0b6e15c"/></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9c97da6"/>
<text:bookmark text:name="org9c97da6"/>markdown-mode
<text:bookmark-end text:name="OrgXref.org9c97da6"/></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710d61f"/>
<text:bookmark text:name="org710d61f"/>スペルチェック
<text:bookmark-end text:name="OrgXref.org710d61f"/></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a99af83"/>
<text:bookmark text:name="orga99af83"/>リアルタイムスペルチェック
<text:bookmark-end text:name="OrgXref.orga99af83"/></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a8f67c4"/>
<text:bookmark text:name="orga8f67c4"/>[latex-math-preview.el] TeX数式をプレビュー
<text:bookmark-end text:name="OrgXref.orga8f67c4"/></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1ae37ba"/>
<text:bookmark text:name="org1ae37ba"/>[po-mode.el] 翻訳ファイルの編集
<text:bookmark-end text:name="OrgXref.org1ae37ba"/></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2c7ef7c"/>
<text:bookmark text:name="org2c7ef7c"/>[word-count.el] リージョン内の文字をカウントする
<text:bookmark-end text:name="OrgXref.org2c7ef7c"/></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3ff39a7"/>
<text:bookmark text:name="org3ff39a7"/>[yatex.el] YaTeXモード
<text:bookmark-end text:name="OrgXref.org3ff39a7"/></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e309f66"/>
<text:bookmark text:name="orge309f66"/>[auxtex.el] AUCTEXモード
<text:bookmark-end text:name="OrgXref.orge309f66"/></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37a45d9"/>
<text:bookmark text:name="org37a45d9"/>[display-time-world-mode] 世界時計
<text:bookmark-end text:name="OrgXref.org37a45d9"/></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6a26d6c"/>
<text:bookmark text:name="org6a26d6c"/>[yasnippet.el] Emacs用のテンプレートシステム
<text:bookmark-end text:name="OrgXref.org6a26d6c"/></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2fd55bc"/>
<text:bookmark text:name="org2fd55bc"/>[sdic.el] 英辞郎で英単語を調べる
<text:bookmark-end text:name="OrgXref.org2fd55bc"/></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d923a2c"/>
<text:bookmark text:name="orgd923a2c"/>[osx-dictionary.el] MacOSのdictionary.appで辞書をひく
<text:bookmark-end text:name="OrgXref.orgd923a2c"/></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d0ba06e"/>
<text:bookmark text:name="orgd0ba06e"/>MacOSのdictionary.appでCOBUILD5の辞書をひく（旧）
<text:bookmark-end text:name="OrgXref.orgd0ba06e"/></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bc21e85"/>
<text:bookmark text:name="orgbc21e85"/>マイナーモード化
<text:bookmark-end text:name="OrgXref.orgbc21e85"/></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e8867f2"/>
<text:bookmark text:name="orge8867f2"/>キーバインド
<text:bookmark-end text:name="OrgXref.orge8867f2"/></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f5cca20"/>
<text:bookmark text:name="orgf5cca20"/>[lookup.el] 辞書
<text:bookmark-end text:name="OrgXref.orgf5cca20"/></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4539281"/>
<text:bookmark text:name="org4539281"/>[cacoo] Cacoo で描く
<text:bookmark-end text:name="OrgXref.org4539281"/></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5370066"/>
<text:bookmark text:name="org5370066"/>[iedit] バッファ内の同じ文字列を一度に編集する
<text:bookmark-end text:name="OrgXref.org5370066"/></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5613282"/>
<text:bookmark text:name="org5613282"/>[web-mode] HTML編集
<text:bookmark-end text:name="OrgXref.org561328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484660a"/>
<text:bookmark text:name="org484660a"/>[emmet-mode] zencoding の後継
<text:bookmark-end text:name="OrgXref.org484660a"/></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3a54baf"/>
<text:bookmark text:name="org3a54baf"/>[zencoding-mode] HTML編集の高速化（旧）
<text:bookmark-end text:name="OrgXref.org3a54baf"/></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bcafbc5"/>
<text:bookmark text:name="orgbcafbc5"/>[describe-number] 16進数などを確認
<text:bookmark-end text:name="OrgXref.orgbcafbc5"/></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a911c27"/>
<text:bookmark text:name="orga911c27"/>[web-beautify.el] ソースコード整形
<text:bookmark-end text:name="OrgXref.orga911c2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3f8109c"/>
<text:bookmark text:name="org3f8109c"/>[smartparens.el] 対応するカッコの挿入をアシスト
<text:bookmark-end text:name="OrgXref.org3f8109c"/></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81925da"/>
<text:bookmark text:name="org81925da"/>[replace-from-region.el] 選択領域を別の文字列に置き換える
<text:bookmark-end text:name="OrgXref.org81925da"/></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896465d"/>
<text:bookmark text:name="org896465d"/>[selected.el] リージョン選択時のアクションを制御
<text:bookmark-end text:name="OrgXref.org896465d"/></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text:span text:style-name="OrgSrcFontLockTypeFace">&amp;optional</text:span><text:s/>sticky))</text:p>
      <text:p text:style-name="OrgSrcBlock"><text:s/><text:s/><text:s/><text:s/>(<text:span text:style-name="OrgSrcFontLockKeywordFace">declare-function</text:span><text:s/>my:ime-off<text:s/><text:span text:style-name="OrgSrcFontLockStringFace">"init"</text:span><text:s/>(<text:span text:style-name="OrgSrcFontLockTypeFace">&amp;optional</text:span><text:s/>sticky))</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LastLine"><text:s/><text:s/><text:s/><text:s/>(selected-global-mode<text:s/>1)))</text:p>
      <text:h text:style-name="Heading_20_2" text:outline-level="2" text:is-list-header="false">
<text:bookmark-start text:name="OrgXref.orgeb5935c"/>
<text:bookmark text:name="orgeb5935c"/><text:span text:style-name="OrgTodo">TODO</text:span> [git-complete.el] GIT grep を使う補完エンジン
<text:bookmark-end text:name="OrgXref.orgeb5935c"/></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1" text:outline-level="1" text:is-list-header="false">
<text:bookmark-start text:name="OrgXref.ID-A4124093-F87D-45C9-82B0-3EE3E0B830E8"/>
<text:bookmark text:name="ID-A4124093-F87D-45C9-82B0-3EE3E0B830E8"/>
<text:bookmark-end text:name="OrgXref.ID-A4124093-F87D-45C9-82B0-3EE3E0B830E8"/>
<text:bookmark-start text:name="OrgXref.orgcd8ca02"/>
<text:bookmark text:name="orgcd8ca02"/>表示サポート
<text:bookmark-end text:name="OrgXref.orgcd8ca02"/></text:h>
      <text:h text:style-name="Heading_20_2" text:outline-level="2" text:is-list-header="false">
<text:bookmark-start text:name="OrgXref.orga7e2284"/>
<text:bookmark text:name="orga7e2284"/>モードラインのモード名を短くする
<text:bookmark-end text:name="OrgXref.orga7e2284"/></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ggtags"</text:span><text:s/>(diminish<text:s/>'ggtags-mode<text:s/><text:span text:style-name="OrgSrcFontLockStringFace">"<text:s/>GG"</text:span>))</text:p>
      <text:p text:style-name="OrgSrcBlock"><text:s/><text:s/>(<text:span text:style-name="OrgSrcFontLockKeywordFace">with-eval-after-load</text:span><text:s/><text:span text:style-name="OrgSrcFontLockStringFace">"orgstruct"</text:span><text:s/>(diminish<text:s/>'orgstruct-mode<text:s/><text:span text:style-name="OrgSrcFontLockStringFace">"<text:s/>OrgS"</text:span>))</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p>
      <text:p text:style-name="OrgSrcBlock"><text:s/><text:s/>(<text:span text:style-name="OrgSrcFontLockKeywordFace">with-eval-after-load</text:span><text:s/><text:span text:style-name="OrgSrcFontLockStringFace">"all-the-icons-dired"</text:span></text:p>
      <text:p text:style-name="OrgSrcBlock"><text:s/><text:s/><text:s/><text:s/>(diminish<text:s/>'all-the-icons-dired-mode))</text:p>
      <text:p text:style-name="OrgSrcBlock"><text:s/><text:s/>(<text:span text:style-name="OrgSrcFontLockKeywordFace">with-eval-after-load</text:span><text:s/><text:span text:style-name="OrgSrcFontLockStringFace">"yasnippet"</text:span><text:s/>(diminish<text:s/>'yas-minor-mode))</text:p>
      <text:p text:style-name="OrgSrcBlock"><text:s/><text:s/>(<text:span text:style-name="OrgSrcFontLockKeywordFace">with-eval-after-load</text:span><text:s/><text:span text:style-name="OrgSrcFontLockStringFace">"auto-complete"</text:span><text:s/>(diminish<text:s/>'auto-complete-mode))</text:p>
      <text:p text:style-name="OrgSrcBlock"><text:s/><text:s/>(<text:span text:style-name="OrgSrcFontLockKeywordFace">with-eval-after-load</text:span><text:s/><text:span text:style-name="OrgSrcFontLockStringFace">"ws-butler"</text:span><text:s/>(diminish<text:s/>'ws-butler-mode))</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emmet-mode"</text:span><text:s/>(diminish<text:s/>'emmet-mode))</text:p>
      <text:p text:style-name="OrgSrcBlock"><text:s/><text:s/>(<text:span text:style-name="OrgSrcFontLockKeywordFace">with-eval-after-load</text:span><text:s/><text:span text:style-name="OrgSrcFontLockStringFace">"abbrev"</text:span><text:s/>(diminish<text:s/>'abbrev-mode))</text:p>
      <text:p text:style-name="OrgSrcBlock"><text:s/><text:s/>(<text:span text:style-name="OrgSrcFontLockKeywordFace">with-eval-after-load</text:span><text:s/><text:span text:style-name="OrgSrcFontLockStringFace">"doxymacs"</text:span><text:s/>(diminish<text:s/>'doxymacs-mode))</text:p>
      <text:p text:style-name="OrgSrcBlock"><text:s/><text:s/>(<text:span text:style-name="OrgSrcFontLockKeywordFace">with-eval-after-load</text:span><text:s/><text:span text:style-name="OrgSrcFontLockStringFace">"editorconfig"</text:span><text:s/>(diminish<text:s/>'editorconfig-mode))</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cb63bca"/>
<text:bookmark text:name="orgcb63bca"/>モードラインのNarrowを短くする
<text:bookmark-end text:name="OrgXref.orgcb63bca"/></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8f3cd57"/>
<text:bookmark text:name="org8f3cd57"/>モードラインの節約（VC-mode編）
<text:bookmark-end text:name="OrgXref.org8f3cd57"/></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2d9aa66"/>
<text:bookmark text:name="org2d9aa66"/>モードラインの色をカスタマイズする
<text:bookmark-end text:name="OrgXref.org2d9aa66"/></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f730ef2"/>
<text:bookmark text:name="orgf730ef2"/>色セット例
<text:bookmark-end text:name="OrgXref.orgf730ef2"/></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83e6fb5"/>
<text:bookmark text:name="org83e6fb5"/>visible-bell のカスタマイズ
<text:bookmark-end text:name="OrgXref.org83e6fb5"/></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8175cae"/>
<text:bookmark text:name="org8175cae"/>常に <text:span text:style-name="Bold">scratch</text:span> を表示して起動する
<text:bookmark-end text:name="OrgXref.org8175cae"/></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0182788"/>
<text:bookmark text:name="org0182788"/>バッテリー情報をモードラインに表示する
<text:bookmark-end text:name="OrgXref.org0182788"/></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ac169ab"/>
<text:bookmark text:name="orgac169ab"/>スクロールバーを非表示にする
<text:bookmark-end text:name="OrgXref.orgac169ab"/></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d407c55"/>
<text:bookmark text:name="orgd407c55"/>[yascroll] フリンジにスクロールバーを出す
<text:bookmark-end text:name="OrgXref.orgd407c55"/></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32ec931"/>
<text:bookmark text:name="org32ec931"/>ツールバーを非表示にする
<text:bookmark-end text:name="OrgXref.org32ec931"/></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8e87046"/>
<text:bookmark text:name="org8e87046"/>起動時のスプラッシュ画面を表示しない
<text:bookmark-end text:name="OrgXref.org8e87046"/></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3bf159a"/>
<text:bookmark text:name="org3bf159a"/>カーソル行の行数をモードラインに表示する
<text:bookmark-end text:name="OrgXref.org3bf159a"/></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helm-config"</text:span></text:p>
      <text:p text:style-name="OrgSrcBlockLastLine"><text:s/><text:s/>(line-number-mode<text:s/>1))</text:p>
      <text:h text:style-name="Heading_20_2" text:outline-level="2" text:is-list-header="false">
<text:bookmark-start text:name="OrgXref.orga6d6da0"/>
<text:bookmark text:name="orga6d6da0"/>カーソル行の関数名をモードラインに表示する
<text:bookmark-end text:name="OrgXref.orga6d6da0"/></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330b23f"/>
<text:bookmark text:name="org330b23f"/>時刻をモードラインに表示する
<text:bookmark-end text:name="OrgXref.org330b23f"/></text:h>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a6277d9"/>
<text:bookmark text:name="orga6277d9"/>対応するカッコをハイライトする
<text:bookmark-end text:name="OrgXref.orga6277d9"/></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904c09c"/>
<text:bookmark text:name="org904c09c"/>全角スペースと行末タブ／半角スペースを強調表示する
<text:bookmark-end text:name="OrgXref.org904c09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ee4efe3"/>
<text:bookmark text:name="orgee4efe3"/>バッファの終わりをフリンジで明示
<text:bookmark-end text:name="OrgXref.orgee4efe3"/></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a20d013"/>
<text:bookmark text:name="orga20d013"/>[migemo.el] ローマ字入力で日本語を検索する
<text:bookmark-end text:name="OrgXref.orga20d013"/></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0a70e75"/>
<text:bookmark text:name="org0a70e75"/>[anything.el] 何でも絞り込みインターフェイス（旧）
<text:bookmark-end text:name="OrgXref.org0a70e75"/></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881c6ba"/>
<text:bookmark text:name="org881c6ba"/>[helm.el] 続・何でも絞り込みインターフェイス
<text:bookmark-end text:name="OrgXref.org881c6ba"/></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CommentDelimiterFace">;;<text:s/><text:s/></text:span><text:span text:style-name="OrgSrcFontLockComment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74596d5"/>
<text:bookmark text:name="org74596d5"/>[stripe-buffer.el] テーブルの色をストライプにする
<text:bookmark-end text:name="OrgXref.org74596d5"/></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305afe3"/>
<text:bookmark text:name="org305afe3"/>[rainbow-delimiters] 対応するカッコに色を付ける
<text:bookmark-end text:name="OrgXref.org305afe3"/></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25d46ee"/>
<text:bookmark text:name="org25d46ee"/>[git-gutter-fringe] 編集差分をフレーム端で視覚化
<text:bookmark-end text:name="OrgXref.org25d46ee"/></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44ea777"/>
<text:bookmark text:name="org44ea777"/>[zlc.el] find-file バッファを zsh ライクにする
<text:bookmark-end text:name="OrgXref.org44ea777"/></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c07832a"/>
<text:bookmark text:name="orgc07832a"/>[japanese-holidays] カレンダーをカラフルにする
<text:bookmark-end text:name="OrgXref.orgc07832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bff0518"/>
<text:bookmark text:name="orgbff0518"/>[calendar.el] カレンダーで週番号を表示する
<text:bookmark-end text:name="OrgXref.orgbff0518"/></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aa759c2"/>
<text:bookmark text:name="orgaa759c2"/>[guide-key] キーバインドの選択肢をポップアップする
<text:bookmark-end text:name="OrgXref.orgaa759c2"/></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helm-config"</text:span></text:p>
      <text:p text:style-name="OrgSrcBlockLastLine"><text:s/><text:s/><text:s/><text:s/>(guide-key-mode<text:s/>1)))</text:p>
      <text:h text:style-name="Heading_20_2" text:outline-level="2" text:is-list-header="false">
<text:bookmark-start text:name="OrgXref.org4e9e7c1"/>
<text:bookmark text:name="org4e9e7c1"/>[which-key] キーバインドの選択肢をポップアップする
<text:bookmark-end text:name="OrgXref.org4e9e7c1"/></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66687d1"/>
<text:bookmark text:name="org66687d1"/>[stock-ticker] 株価をモードラインに表示
<text:bookmark-end text:name="OrgXref.org66687d1"/></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db5d5b"/>
<text:bookmark text:name="org4db5d5b"/>[mode-icons] 使用中のモード表示をアイコンで代替
<text:bookmark-end text:name="OrgXref.org4db5d5b"/></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2f02588"/>
<text:bookmark text:name="org2f02588"/>[highlight-symbol] 同じ名前のシンボルをハイライトする
<text:bookmark-end text:name="OrgXref.org2f02588"/></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2e56ba5"/>
<text:bookmark text:name="org2e56ba5"/>[all-the-icons-dired] フォントを使ったアイコンを表示
<text:bookmark-end text:name="OrgXref.org2e56ba5"/></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1" text:outline-level="1" text:is-list-header="false">
<text:bookmark-start text:name="OrgXref.ID-EA136A60-1E4C-4B30-B8DC-EBD48D64DAF4"/>
<text:bookmark text:name="ID-EA136A60-1E4C-4B30-B8DC-EBD48D64DAF4"/>
<text:bookmark-end text:name="OrgXref.ID-EA136A60-1E4C-4B30-B8DC-EBD48D64DAF4"/>
<text:bookmark-start text:name="OrgXref.org723824b"/>
<text:bookmark text:name="org723824b"/>メディアサポート
<text:bookmark-end text:name="OrgXref.org723824b"/></text:h>
      <text:h text:style-name="Heading_20_2" text:outline-level="2" text:is-list-header="false">
<text:bookmark-start text:name="OrgXref.org7da0bc8"/>
<text:bookmark text:name="org7da0bc8"/>[bongo.el] Emacsのバッファで音楽ライブラリを管理する
<text:bookmark-end text:name="OrgXref.org7da0bc8"/></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b28c589"/>
<text:bookmark text:name="orgb28c589"/>[GoogleMaps.el] GoogleMaps を Emacs 内で使う
<text:bookmark-end text:name="OrgXref.orgb28c589"/></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b71b52a"/>
<text:bookmark text:name="orgb71b52a"/>[org-google-weather.el] org-agenda に天気を表示する
<text:bookmark-end text:name="OrgXref.orgb71b52a"/></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46f0673"/>
<text:bookmark text:name="org46f0673"/>[japanlaw.el] Emacs 電子六法
<text:bookmark-end text:name="OrgXref.org46f0673"/></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54c33e4"/>
<text:bookmark text:name="org54c33e4"/>[sunshine.el] 天気を知る
<text:bookmark-end text:name="OrgXref.org54c33e4"/></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unshine</text:span>))</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text:span text:style-name="OrgSrcFontLockKeywordFace">setq</text:span><text:s/>sunshine-show-icons<text:s/>t)</text:p>
      <text:p text:style-name="OrgSrcBlockLastLine"><text:s/><text:s/><text:s/><text:s/>(<text:span text:style-name="OrgSrcFontLockKeywordFace">setq</text:span><text:s/>sunshine-units<text:s/>'metric)))</text:p>
      <text:h text:style-name="Heading_20_1" text:outline-level="1" text:is-list-header="false">
<text:bookmark-start text:name="OrgXref.ID-EEAD6DA7-2E2A-4898-AD4D-4D7795A476CF"/>
<text:bookmark text:name="ID-EEAD6DA7-2E2A-4898-AD4D-4D7795A476CF"/>
<text:bookmark-end text:name="OrgXref.ID-EEAD6DA7-2E2A-4898-AD4D-4D7795A476CF"/>
<text:bookmark-start text:name="OrgXref.org8b8602d"/>
<text:bookmark text:name="org8b8602d"/>履歴／ファイル管理
<text:bookmark-end text:name="OrgXref.org8b8602d"/></text:h>
      <text:h text:style-name="Heading_20_2" text:outline-level="2" text:is-list-header="false">
<text:bookmark-start text:name="OrgXref.orgc6759a0"/>
<text:bookmark text:name="orgc6759a0"/>[dired] ファイラのサポートツール
<text:bookmark-end text:name="OrgXref.orgc6759a0"/></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f768e63"/>
<text:bookmark text:name="orgf768e63"/>Undoバッファを無限に取る
<text:bookmark-end text:name="OrgXref.orgf768e63"/></text:h>
      <text:p text:style-name="OrgSrcBlockLastLine">(<text:span text:style-name="OrgSrcFontLockKeywordFace">setq</text:span><text:s/>undo-outer-limit<text:s/>nil)</text:p>
      <text:h text:style-name="Heading_20_2" text:outline-level="2" text:is-list-header="false">
<text:bookmark-start text:name="OrgXref.org53a1965"/>
<text:bookmark text:name="org53a1965"/>[undo-tree] 編集履歴をわかりやすくたどる
<text:bookmark-end text:name="OrgXref.org53a1965"/></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require</text:span><text:s/>'<text:span text:style-name="OrgSrcFontLockConstant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d31b802"/>
<text:bookmark text:name="orgd31b802"/>バッファ保存時にバックアップファイルを生成する
<text:bookmark-end text:name="OrgXref.orgd31b802"/></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3c35976"/>
<text:bookmark text:name="org3c35976"/>バッファ保存時にバックアップを生成させない
<text:bookmark-end text:name="OrgXref.org3c35976"/></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80064aa"/>
<text:bookmark text:name="org80064aa"/>ミニバッファの履歴を保存しリストアする
<text:bookmark-end text:name="OrgXref.org80064aa"/></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dae9e51"/>
<text:bookmark text:name="orgdae9e51"/>履歴サイズを大きくする
<text:bookmark-end text:name="OrgXref.orgdae9e51"/></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b8e68e7"/>
<text:bookmark text:name="orgb8e68e7"/>Emacs終了時に開いていたバッファを起動時に復元する
<text:bookmark-end text:name="OrgXref.orgb8e68e7"/></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2aa9ddd"/>
<text:bookmark text:name="org2aa9ddd"/>最近開いたファイルリストを保持
<text:bookmark-end text:name="OrgXref.org2aa9ddd"/></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a81a32c"/>
<text:bookmark text:name="orga81a32c"/>深夜にバッファを自動整理する
<text:bookmark-end text:name="OrgXref.orga81a32c"/></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6d5e629"/>
<text:bookmark text:name="org6d5e629"/>[auto-save-buffers.el] 一定間隔でバッファを保存する
<text:bookmark-end text:name="OrgXref.org6d5e629"/></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33f49d4"/>
<text:bookmark text:name="org33f49d4"/>[backup-dir.el] バックアップファイルを一箇所に集める
<text:bookmark-end text:name="OrgXref.org33f49d4"/></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36cbe5f"/>
<text:bookmark text:name="org36cbe5f"/>[backup-each-save] クラッシュに備える
<text:bookmark-end text:name="OrgXref.org36cbe5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93e80a3"/>
<text:bookmark text:name="org93e80a3"/>特定のファイルを Dropbox 以下にバックアップする
<text:bookmark-end text:name="OrgXref.org93e80a3"/></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45ee3e4"/>
<text:bookmark text:name="org45ee3e4"/>[session.el] 様々な履歴を保存し復元に利用する
<text:bookmark-end text:name="OrgXref.org45ee3e4"/></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9d4edc5"/>
<text:bookmark text:name="org9d4edc5"/>[wakatime-mode.el] WakaTime を利用して作業記録する
<text:bookmark-end text:name="OrgXref.org9d4edc5"/></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4536570"/>
<text:bookmark text:name="org4536570"/>[neotree.el] ディレクトリ情報をツリー表示
<text:bookmark-end text:name="OrgXref.org4536570"/></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setq</text:span><text:s/>neo-show-hidden-files<text:s/>t)</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setq</text:span><text:s/>neo-smart-open<text:s/>t)</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6f7975d"/>
<text:bookmark text:name="org6f7975d"/>[osx-trash] system-move-file-to-trash を有効にする
<text:bookmark-end text:name="OrgXref.org6f7975d"/></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8fd9b7"/>
<text:bookmark text:name="org58fd9b7"/><text:span text:style-name="OrgTodo">TODO</text:span> [helpful] リッチなヘルプページ
<text:bookmark-end text:name="OrgXref.org58fd9b7"/></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2" text:outline-level="2" text:is-list-header="false">
<text:bookmark-start text:name="OrgXref.org8af53f7"/>
<text:bookmark text:name="org8af53f7"/>[keyfreq.el] コマンドログ
<text:bookmark-end text:name="OrgXref.org8af53f7"/></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helm-config"</text:span></text:p>
      <text:p text:style-name="OrgSrcBlockLastLine"><text:s/><text:s/><text:s/><text:s/>(keyfreq-mode<text:s/>1)))</text:p>
      <text:h text:style-name="Heading_20_1" text:outline-level="1" text:is-list-header="false">
<text:bookmark-start text:name="OrgXref.ID-FDED94E1-ADB0-466B-98A0-9138F4360779"/>
<text:bookmark text:name="ID-FDED94E1-ADB0-466B-98A0-9138F4360779"/>
<text:bookmark-end text:name="OrgXref.ID-FDED94E1-ADB0-466B-98A0-9138F4360779"/>
<text:bookmark-start text:name="OrgXref.org054b5ff"/>
<text:bookmark text:name="org054b5ff"/>開発サポート
<text:bookmark-end text:name="OrgXref.org054b5ff"/></text:h>
      <text:h text:style-name="Heading_20_2" text:outline-level="2" text:is-list-header="false">
<text:bookmark-start text:name="OrgXref.org7e934fe"/>
<text:bookmark text:name="org7e934fe"/>便利キーバインド
<text:bookmark-end text:name="OrgXref.org7e934fe"/></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aee44cc"/>
<text:bookmark text:name="orgaee44cc"/>[gist.el] Gist インターフェイス
<text:bookmark-end text:name="OrgXref.orgaee44cc"/></text:h>
      <text:p text:style-name="OrgSrcBlockLastLine">(autoload-if-found<text:s/>'(gist)<text:s/><text:span text:style-name="OrgSrcFontLockStringFace">"gist"</text:span><text:s/>nil<text:s/>t)</text:p>
      <text:h text:style-name="Heading_20_2" text:outline-level="2" text:is-list-header="false">
<text:bookmark-start text:name="OrgXref.org98adcc2"/>
<text:bookmark text:name="org98adcc2"/>[doxymacs.el] Doxygen のコメントを簡単に入力する
<text:bookmark-end text:name="OrgXref.org98adcc2"/></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6c65977"/>
<text:bookmark text:name="org6c65977"/>[matlab.el] Matlab用の設定<text:tab/><text:span text:style-name="OrgTags">[<text:span text:style-name="OrgTag">Mac</text:span>]</text:span>
<text:bookmark-end text:name="OrgXref.org6c65977"/></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eba1555"/>
<text:bookmark text:name="orgeba1555"/>[flycheck.el] 構文エラー表示
<text:bookmark-end text:name="OrgXref.orgeba1555"/></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7634ee6"/>
<text:bookmark text:name="org7634ee6"/>[auto-complete.el] 自動補完機能
<text:bookmark-end text:name="OrgXref.org7634ee6"/></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3bbd09c"/>
<text:bookmark text:name="org3bbd09c"/>[auto-complete-clang.el] オムニ補完
<text:bookmark-end text:name="OrgXref.org3bbd09c"/></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b8bd173"/>
<text:bookmark text:name="orgb8bd173"/>References
<text:bookmark-end text:name="OrgXref.orgb8bd17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83a199"/>
<text:bookmark text:name="org983a199"/>[hideshowvis.el] 関数の表示／非表示
<text:bookmark-end text:name="OrgXref.org983a199"/></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e97c7be"/>
<text:bookmark text:name="orge97c7be"/>[origami.el] 関数の折りたたみ
<text:bookmark-end text:name="OrgXref.orge97c7be"/></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fb651f3"/>
<text:bookmark text:name="orgfb651f3"/>[quickrun.el] お手軽ビルド
<text:bookmark-end text:name="OrgXref.orgfb651f3"/></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fc38d6e"/>
<text:bookmark text:name="orgfc38d6e"/>[ggtags.el] タグジャンプ
<text:bookmark-end text:name="OrgXref.orgfc38d6e"/></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d25f12b"/>
<text:bookmark text:name="orgd25f12b"/>[0xc] N進数変換
<text:bookmark-end text:name="OrgXref.orgd25f12b"/></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text:p>
      <text:h text:style-name="Heading_20_2" text:outline-level="2" text:is-list-header="false">
<text:bookmark-start text:name="OrgXref.orgaa0d80d"/>
<text:bookmark text:name="orgaa0d80d"/><text:span text:style-name="OrgTodo">TODO</text:span> [EditorConfig] コードスタイルの強制
<text:bookmark-end text:name="OrgXref.orgaa0d80d"/></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8f1cb4c"/>
<text:bookmark text:name="org8f1cb4c"/>[uuid.el] UUID の生成
<text:bookmark-end text:name="OrgXref.org8f1cb4c"/></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ff6408a"/>
<text:bookmark text:name="orgff6408a"/>[hexl.el] バイナリファイルを開く
<text:bookmark-end text:name="OrgXref.orgff6408a"/></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a04bf69"/>
<text:bookmark text:name="orga04bf69"/>[package-lint.el] MEPLA登録用Lint
<text:bookmark-end text:name="OrgXref.orga04bf69"/></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a74410c"/>
<text:bookmark text:name="orga74410c"/><text:span text:style-name="OrgTodo">TODO</text:span> [cov] カバレッジの状態をフリンジで確認
<text:bookmark-end text:name="OrgXref.orga74410c"/></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1" text:outline-level="1" text:is-list-header="false">
<text:bookmark-start text:name="OrgXref.ID-9B2EED7E-F398-4B04-8798-9B7FE032CA2B"/>
<text:bookmark text:name="ID-9B2EED7E-F398-4B04-8798-9B7FE032CA2B"/>
<text:bookmark-end text:name="OrgXref.ID-9B2EED7E-F398-4B04-8798-9B7FE032CA2B"/>
<text:bookmark-start text:name="OrgXref.orgdc05352"/>
<text:bookmark text:name="orgdc05352"/>Org Mode
<text:bookmark-end text:name="OrgXref.orgdc05352"/></text:h>
      <text:h text:style-name="Heading_20_2" text:outline-level="2" text:is-list-header="false">
<text:bookmark-start text:name="OrgXref.org75d4dab"/>
<text:bookmark text:name="org75d4dab"/>基本設定
<text:bookmark-end text:name="OrgXref.org75d4dab"/></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a65359d"/>
<text:bookmark text:name="orga65359d"/>contribution を使う
<text:bookmark-end text:name="OrgXref.orga65359d"/></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a1a6ab2"/>
<text:bookmark text:name="orga1a6ab2"/>iCal との連携
<text:bookmark-end text:name="OrgXref.orga1a6ab2"/></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d6b8610"/>
<text:bookmark text:name="orgd6b8610"/>スピードコマンド
<text:bookmark-end text:name="OrgXref.orgd6b8610"/></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0982717"/>
<text:bookmark text:name="org0982717"/>Pomodoro
<text:bookmark-end text:name="OrgXref.org0982717"/></text:h>
      <text:list text:style-name="OrgBulletedList" text:continue-numbering="false">
        <text:list-item>
          <text:p text:style-name="Text_20_body">ここにある設定は伝統的なアプローチです．<text:line-break/></text:p>
          <text:list text:style-name="OrgBulletedList" text:continue-numbering="true">
            <text:list-item>
              <text:p text:style-name="Text_20_body"><text:a xlink:type="simple" xlink:href="http://orgmode.org/worg/org-gtd-etc.html">http://orgmode.org/worg/org-gtd-etc.html</text:a><text:line-break/></text:p>
            </text:list-item>
          </text:list>
        </text:list-item>
        <text:list-item>
          <text:p text:style-name="Text_20_body">本格的に Org Mode と組み合わせたい場合は， <text:span text:style-name="OrgCode">org-clock-in</text:span> と <text:span text:style-name="OrgCode">org-clock-out</text:span> に連動させる <text:span text:style-name="OrgCode">org-pomodoro.el</text:span> があります．<text:line-break/></text:p>
          <text:list text:style-name="OrgBulletedList" text:continue-numbering="true">
            <text:list-item>
              <text:p text:style-name="Text_20_body"><text:a xlink:type="simple" xlink:href="https://github.com/lolownia/org-pomodoro">https://github.com/lolownia/org-pomodoro</text:a><text:line-break/></text:p>
            </text:list-item>
          </text:list>
        </text:list-item>
      </text:list>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The<text:s/>current<text:s/>task<text:s/>is<text:s/>finished."</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p>
      <text:p text:style-name="OrgSrcBlock"><text:s/><text:s/><text:s/><text:s/><text:s/><text:s/><text:s/><text:s/><text:s/><text:s/><text:s/><text:s/><text:s/><text:s/><text:s/><text:s/><text:s/><text:s/><text:s/><text:s/><text:s/><text:s/><text:s/><text:s/><text:s/><text:s/><text:s/><text:s/><text:s/><text:s/><text:s/><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bb3c935"/>
<text:bookmark text:name="orgbb3c935"/>face 関連
<text:bookmark-end text:name="OrgXref.orgbb3c935"/></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5">#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6">#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1">#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8e1f811"/>
<text:bookmark text:name="org8e1f811"/><text:span text:style-name="OrgTodo">TODO</text:span> キーワードのカスタマイズ
<text:bookmark-end text:name="OrgXref.org8e1f811"/></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fd32a7b"/>
<text:bookmark text:name="orgfd32a7b"/>ImageMagick を使って様々な画像をインライン表示する
<text:bookmark-end text:name="OrgXref.orgfd32a7b"/></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00a2376"/>
<text:bookmark text:name="org00a2376"/>[org-agenda] タスク／予定管理
<text:bookmark-end text:name="OrgXref.org00a2376"/></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adbb4e2"/>
<text:bookmark text:name="orgadbb4e2"/><text:span text:style-name="OrgTodo">TODO</text:span> [orgbox.el] スケジュール追加のわかりやすい入力
<text:bookmark-end text:name="OrgXref.orgadbb4e2"/></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463cd5b"/>
<text:bookmark text:name="org463cd5b"/><text:span text:style-name="OrgTodo">TODO</text:span> [org-review.el] レビューフローのサポート
<text:bookmark-end text:name="OrgXref.org463cd5b"/></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1eaad80"/>
<text:bookmark text:name="org1eaad80"/>[appt.el] アラーム設定
<text:bookmark-end text:name="OrgXref.org1eaad80"/></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7433e97"/>
<text:bookmark text:name="org7433e97"/>[org-capture] 高速にメモを取る
<text:bookmark-end text:name="OrgXref.org7433e97"/></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0990f41"/>
<text:bookmark text:name="org0990f41"/>[org-refile] orgツリーの高速移動
<text:bookmark-end text:name="OrgXref.org0990f41"/></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money.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b572125"/>
<text:bookmark text:name="orgb572125"/>[org-babel] 基本設定
<text:bookmark-end text:name="OrgXref.orgb572125"/></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1e38284"/>
<text:bookmark text:name="org1e38284"/>[org-babel] ソースブロックの入力キーをカスタマイズ
<text:bookmark-end text:name="OrgXref.org1e3828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3dc578a"/>
<text:bookmark text:name="org3dc578a"/>[MobileOrg] iOS との連携
<text:bookmark-end text:name="OrgXref.org3dc578a"/></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cba29c5"/>
<text:bookmark text:name="orgcba29c5"/>[org-tree-slide] Org でプレゼンテーション
<text:bookmark-end text:name="OrgXref.orgcba29c5"/></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450d1e0"/>
<text:bookmark text:name="org450d1e0"/>[org-tree-slide] クロックインとアウトを自動化する
<text:bookmark-end text:name="OrgXref.org450d1e0"/></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4f4f535"/>
<text:bookmark text:name="org4f4f535"/>[org-tree-slide] 特定のツリーをプロポーショナルフォントで表示する
<text:bookmark-end text:name="OrgXref.org4f4f535"/></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a445a5f"/>
<text:bookmark text:name="orga445a5f"/>[org-tree-slide] ヘッドラインをリッチにする
<text:bookmark-end text:name="OrgXref.orga445a5f"/></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f654c29"/>
<text:bookmark text:name="orgf654c29"/><text:span text:style-name="OrgTodo">TODO</text:span> [org-tree-slide] BEGIN_SRCとEND_SRCを消して背景色を変える
<text:bookmark-end text:name="OrgXref.orgf654c29"/></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e2ce698"/>
<text:bookmark text:name="orge2ce698"/><text:span text:style-name="OrgTodo">TODO</text:span> [org-fstree] ディレクトリ構造を読み取る
<text:bookmark-end text:name="OrgXref.orge2ce698"/></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7666e41"/>
<text:bookmark text:name="org7666e41"/>[calfw-org] calfw に org の予定を表示する
<text:bookmark-end text:name="OrgXref.org7666e4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6d7494b"/>
<text:bookmark text:name="org6d7494b"/>[org-export-generic] エクスポート機能を拡張する
<text:bookmark-end text:name="OrgXref.org6d7494b"/></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b872a3c"/>
<text:bookmark text:name="orgb872a3c"/><text:span text:style-name="OrgTodo">TODO</text:span> [ox] 出力形式の拡張
<text:bookmark-end text:name="OrgXref.orgb872a3c"/></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3441b36"/>
<text:bookmark text:name="org3441b36"/>[org-odt] ODT形式に出力
<text:bookmark-end text:name="OrgXref.org3441b36"/></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9251307"/>
<text:bookmark text:name="org9251307"/>[ox-twbs] Twitter Bootstrap 互換のHTML出力
<text:bookmark-end text:name="OrgXref.org9251307"/></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d062a3d"/>Listing <text:sequence text:ref-name="orgd062a3d" text:name="Listing" text:formula="ooow:Listing+1" style:num-format="1">10.28.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91deaa2"/>
<text:bookmark text:name="org91deaa2"/>[org-crypt] ツリーを暗号化する
<text:bookmark-end text:name="OrgXref.org91deaa2"/></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70b27a"/>
<text:bookmark text:name="org170b27a"/>[org-mac-link] 外部アプリから情報を取る
<text:bookmark-end text:name="OrgXref.org170b27a"/></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4598a8e"/>
<text:bookmark text:name="org4598a8e"/><text:span text:style-name="OrgTodo">TODO</text:span> Parers3.app からリンクを取得する
<text:bookmark-end text:name="OrgXref.org4598a8e"/></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3633da1"/>
<text:bookmark text:name="org3633da1"/><text:span text:style-name="OrgTodo">TODO</text:span> Papers3.app のリンクを開けるようにする
<text:bookmark-end text:name="OrgXref.org3633da1"/></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6d25718"/>
<text:bookmark text:name="org6d25718"/><text:span text:style-name="OrgTodo">TODO</text:span> [org-attach] 外部ファイルを紐付ける
<text:bookmark-end text:name="OrgXref.org6d25718"/></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37d5cb6"/>
<text:bookmark text:name="org37d5cb6"/><text:span text:style-name="OrgTodo">TODO</text:span> [org-screenshot] スクリーンショットを貼り付ける
<text:bookmark-end text:name="OrgXref.org37d5cb6"/></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0850bce"/>
<text:bookmark text:name="org0850bce"/>[terminal-notifier] イベント通知
<text:bookmark-end text:name="OrgXref.org0850bce"/></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8c49dc3"/>
<text:bookmark text:name="org8c49dc3"/>References
<text:bookmark-end text:name="OrgXref.org8c49dc3"/></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b15f97d"/>
<text:bookmark text:name="orgb15f97d"/>[org-grep] org ファイルを grep する
<text:bookmark-end text:name="OrgXref.orgb15f97d"/></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eebeb7e"/>
<text:bookmark text:name="orgeebeb7e"/>[ox-reveal] ナイスなHTML5プレゼンテーション出力
<text:bookmark-end text:name="OrgXref.orgeebeb7e"/></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c4a83e8"/>
<text:bookmark text:name="orgc4a83e8"/><text:span text:style-name="OrgTodo">READ</text:span> ME を常に org-mode で開く
<text:bookmark-end text:name="OrgXref.orgc4a83e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fbe8d72"/>
<text:bookmark text:name="orgfbe8d72"/>Growlnotify と org-mode でアラーム管理
<text:bookmark-end text:name="OrgXref.orgfbe8d72"/></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hen</text:span><text:s/>(library-p<text:s/><text:span text:style-name="OrgSrcFontLockStringFace">"utility"</text:span>)</text:p>
      <text:p text:style-name="OrgSrcBlock"><text:s/><text:s/>(add-hook<text:s/>'after-save-hook<text:s/>'my:update-alarms-from-file))</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7fa9710"/>
<text:bookmark text:name="org7fa9710"/>org-mode の latex エクスポート関数をオーバーライド
<text:bookmark-end text:name="OrgXref.org7fa9710"/></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a20effd"/>
<text:bookmark text:name="orga20effd"/>[org-autolist] ブリッツの入力を簡単に
<text:bookmark-end text:name="OrgXref.orga20effd"/></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38b631a"/>
<text:bookmark text:name="org38b631a"/>[org-dashboard] 進捗をプログレスバーで確認
<text:bookmark-end text:name="OrgXref.org38b631a"/></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f2c6be8"/>
<text:bookmark text:name="orgf2c6be8"/><text:span text:style-name="OrgTodo">TODO</text:span> [org-clock-today] 今日の総作業時間をモードラインに表示
<text:bookmark-end text:name="OrgXref.orgf2c6be8"/></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c0685e6"/>
<text:bookmark text:name="orgc0685e6"/><text:span text:style-name="OrgTodo">TODO</text:span> [org-recent-headings] 訪問したツリーを記録し簡単に再訪問可能にする
<text:bookmark-end text:name="OrgXref.orgc0685e6"/></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1f063c1"/>
<text:bookmark text:name="org1f063c1"/><text:span text:style-name="OrgTodo">TODO</text:span> [orgnav] ツリーの検索インタフェース
<text:bookmark-end text:name="OrgXref.org1f063c1"/></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0ef1be9"/>
<text:bookmark text:name="org0ef1be9"/><text:span text:style-name="OrgTodo">TODO</text:span> [org-random-todo] ランダムにタスクを選ぶ
<text:bookmark-end text:name="OrgXref.org0ef1be9"/></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a878594"/>
<text:bookmark text:name="orga878594"/><text:span text:style-name="OrgTodo">TODO</text:span> [toc-org] 目次の挿入
<text:bookmark-end text:name="OrgXref.orga878594"/></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ID-15F1CD3E-4977-499C-9E0B-5B674108EF53"/>
<text:bookmark text:name="ID-15F1CD3E-4977-499C-9E0B-5B674108EF53"/>
<text:bookmark-end text:name="OrgXref.ID-15F1CD3E-4977-499C-9E0B-5B674108EF53"/>
<text:bookmark-start text:name="OrgXref.orga42d3f3"/>
<text:bookmark text:name="orga42d3f3"/>フレーム／ウィンドウ制御
<text:bookmark-end text:name="OrgXref.orga42d3f3"/></text:h>
      <text:h text:style-name="Heading_20_2" text:outline-level="2" text:is-list-header="false">
<text:bookmark-start text:name="OrgXref.orgcbc6b76"/>
<text:bookmark text:name="orgcbc6b76"/>起動時の設定
<text:bookmark-end text:name="OrgXref.orgcbc6b76"/></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span text:style-name="OrgSrcFontLockTypeFace">&amp;optional</text:span><text:s/>sticky)</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text:s/>(<text:span text:style-name="OrgSrcFontLockKeywordFace">when</text:span><text:s/>sticky</text:p>
      <text:p text:style-name="OrgSrcBlock"><text:s/><text:s/><text:s/><text:s/><text:s/><text:s/><text:s/><text:s/>(<text:span text:style-name="OrgSrcFontLockKeywordFace">setq</text:span><text:s/>my:ime-flag<text:s/>t)))</text:p>
      <text:p text:style-name="OrgSrcBlock"><text:s/><text:s/><text:s/><text:s/>(<text:span text:style-name="OrgSrcFontLockKeywordFace">defun</text:span><text:s/><text:span text:style-name="OrgSrcFontLockFunctionNameFace">my:ime-off</text:span><text:s/>(<text:span text:style-name="OrgSrcFontLockTypeFace">&amp;optional</text:span><text:s/>sticky)</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text:s/>(<text:span text:style-name="OrgSrcFontLockKeywordFace">when</text:span><text:s/>sticky</text:p>
      <text:p text:style-name="OrgSrcBlock"><text:s/><text:s/><text:s/><text:s/><text:s/><text:s/><text:s/><text:s/>(<text:span text:style-name="OrgSrcFontLockKeywordFace">setq</text:span><text:s/>my:ime-flag<text:s/>nil)))</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bar<text:s/>.<text:s/>2))</text:p>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066c04a"/>
<text:bookmark text:name="org066c04a"/>複数フレーム対応
<text:bookmark-end text:name="OrgXref.org066c04a"/></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moom--set-font-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86c358b"/>
<text:bookmark text:name="org86c358b"/>[e2wm.el] 二画面表示
<text:bookmark-end text:name="OrgXref.org86c358b"/></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0c81664"/>
<text:bookmark text:name="org0c81664"/>[moom.el] キーボードでフレームの場所を移す
<text:bookmark-end text:name="OrgXref.org0c81664"/></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text:s/><text:s/>(<text:span text:style-name="OrgSrcFontLockKeywordFace">with-eval-after-load</text:span><text:s/><text:span text:style-name="OrgSrcFontLockStringFace">"moom"</text:span></text:p>
      <text:p text:style-name="OrgSrcBlock"><text:s/><text:s/><text:s/><text:s/>(<text:span text:style-name="OrgSrcFontLockKeywordFace">cond</text:span></text:p>
      <text:p text:style-name="OrgSrcBlock"><text:s/><text:s/><text:s/><text:s/><text:s/>((&gt;=<text:s/>(display-pixel-width)<text:s/>1920)<text:s/>(<text:span text:style-name="OrgSrcFontLockKeywordFace">setq</text:span><text:s/>moom-fullscreen-fontsize<text:s/>38))</text:p>
      <text:p text:style-name="OrgSrcBlock"><text:s/><text:s/><text:s/><text:s/><text:s/>((&gt;=<text:s/>(display-pixel-width)<text:s/>1440)<text:s/>(<text:span text:style-name="OrgSrcFontLockKeywordFace">setq</text:span><text:s/>moom-fullscreen-fontsize<text:s/>28))</text:p>
      <text:p text:style-name="OrgSrcBlock"><text:s/><text:s/><text:s/><text:s/><text:s/>((&gt;=<text:s/>(display-pixel-width)<text:s/>1366)<text:s/>(<text:span text:style-name="OrgSrcFontLockKeywordFace">setq</text:span><text:s/>moom-fullscreen-fontsize<text:s/>19))</text:p>
      <text:p text:style-name="OrgSrcBlock"><text:s/><text:s/><text:s/><text:s/><text:s/>((&gt;=<text:s/>(display-pixel-width)<text:s/>800)<text:s/>(<text:span text:style-name="OrgSrcFontLockKeywordFace">setq</text:span><text:s/>moom-fullscreen-fontsize<text:s/>14))</text:p>
      <text:p text:style-name="OrgSrcBlock"><text:s/><text:s/><text:s/><text:s/><text:s/>(t<text:s/>(<text:span text:style-name="OrgSrcFontLockKeywordFace">setq</text:span><text:s/>moom-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p>
      <text:p text:style-name="OrgSrcBlock"><text:s/><text:s/><text:s/><text:s/><text:s/><text:s/><text:s/><text:s/><text:s/><text:s/><text:s/><text:s/><text:s/><text:s/>'moom--make-frame-height-ring)</text:p>
      <text:p text:style-name="OrgSrcBlock"><text:s/><text:s/><text:s/><text:s/>(add-hook<text:s/>'moom-after-fullscreen-hook</text:p>
      <text:p text:style-name="OrgSrcBlock"><text:s/><text:s/><text:s/><text:s/><text:s/><text:s/><text:s/><text:s/><text:s/><text:s/><text:s/><text:s/><text:s/><text:s/>'moom-move-frame-to-center)</text:p>
      <text:p text:style-name="OrgSrcBlock"><text:s/><text:s/><text:s/><text:s/>(add-hook<text:s/>'moom-reset-font-size-hook</text:p>
      <text:p text:style-name="OrgSrcBlock"><text:s/><text:s/><text:s/><text:s/><text:s/><text:s/><text:s/><text:s/><text:s/><text:s/><text:s/><text:s/><text:s/><text:s/>'moom-move-frame-to-center))</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global-set-key<text:s/>(kbd<text:s/><text:span text:style-name="OrgSrcFontLockStringFace">"C-x<text:s/>C-8"</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set-font-size-input</text:p>
      <text:p text:style-name="OrgSrcBlock"><text:s/><text:s/><text:s/><text:s/><text:s/><text:s/><text:s/><text:s/><text:s/><text:s/><text:s/><text:s/><text:s/><text:s/><text:s/><text:s/><text:s/><text:s/><text:s/><text:s/><text:s/><text:s/><text:s/>(+<text:s/>5<text:s/>(/<text:s/>moom-fullscreen-fontsize<text:s/>2)))</text:p>
      <text:p text:style-name="OrgSrcBlock"><text:s/><text:s/><text:s/><text:s/><text:s/><text:s/><text:s/><text:s/><text:s/><text:s/><text:s/><text:s/><text:s/><text:s/><text:s/><text:s/><text:s/><text:s/><text:s/><text:s/><text:s/><text:s/>(moom-move-frame-to-center)))</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increase-font-size<text:s/>1)</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decrease-font-size<text:s/>2)</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6161f89"/>
<text:bookmark text:name="org6161f89"/>[popwin.el] ポップアップウィンドウの制御
<text:bookmark-end text:name="OrgXref.org6161f89"/></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helm-config</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f786f32"/>
<text:bookmark text:name="orgf786f32"/><text:span text:style-name="OrgTodo">TODO</text:span> [shackle.el] ポップアップウィンドウの制御
<text:bookmark-end text:name="OrgXref.orgf786f32"/></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fa61e44"/>
<text:bookmark text:name="orgfa61e44"/>[elscreen.el] Emacs バッファをタブ化
<text:bookmark-end text:name="OrgXref.orgfa61e44"/></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9018fcb"/>
<text:bookmark text:name="org9018fcb"/>[tabbar-ruler] バッファをタブ切り替え可能に
<text:bookmark-end text:name="OrgXref.org9018fcb"/></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ID-54A8416E-CFFE-41A7-9F48-1165EA5A5453"/>
<text:bookmark text:name="ID-54A8416E-CFFE-41A7-9F48-1165EA5A5453"/>
<text:bookmark-end text:name="OrgXref.ID-54A8416E-CFFE-41A7-9F48-1165EA5A5453"/>
<text:bookmark-start text:name="OrgXref.orgebc0917"/>
<text:bookmark text:name="orgebc0917"/>フォント／配色関連
<text:bookmark-end text:name="OrgXref.orgebc0917"/></text:h>
      <text:h text:style-name="Heading_20_2" text:outline-level="2" text:is-list-header="false">
<text:bookmark-start text:name="OrgXref.org935817a"/>
<text:bookmark text:name="org935817a"/>正規表現を見やすくする
<text:bookmark-end text:name="OrgXref.org935817a"/></text:h>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30a9ab0"/>
<text:bookmark text:name="org30a9ab0"/>設定ファイルを見やすくする
<text:bookmark-end text:name="OrgXref.org30a9ab0"/></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58056e6"/>
<text:bookmark text:name="org58056e6"/>カーソル行に色をつける
<text:bookmark-end text:name="OrgXref.org58056e6"/></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85beb4c"/>
<text:bookmark text:name="org85beb4c"/>カーソル色の切り替え<text:tab/><text:span text:style-name="OrgTags">[<text:span text:style-name="OrgTag">Mac</text:span>]</text:span>
<text:bookmark-end text:name="OrgXref.org85beb4c"/></text:h>
      <text:p text:style-name="OrgSrcBlock">(<text:span text:style-name="OrgSrcFontLockKeywordFace">when</text:span><text:s/>(<text:span text:style-name="OrgSrcFontLockKeywordFace">and</text:span><text:s/>(string=<text:s/>system-name<text:s/><text:span text:style-name="OrgSrcFontLockStringFace">"mba.local"</text:span>)</text:p>
      <text:p text:style-name="OrgSrcBlock"><text:s/><text:s/><text:s/><text:s/><text:s/><text:s/><text:s/><text:s/><text:s/><text:s/><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message<text:s/><text:span text:style-name="OrgSrcFontLockStringFace">"activate-hook"</text:span>)</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43aafc0"/>
<text:bookmark text:name="org43aafc0"/>カーソルを点滅させない
<text:bookmark-end text:name="OrgXref.org43aafc0"/></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helm-config</text:span> の後に呼んでいるのは，Emacs起動時の単純な高速化対策で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5da6573"/>
<text:bookmark text:name="org5da6573"/>カーソル位置のフォントを確認
<text:bookmark-end text:name="OrgXref.org5da6573"/></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7179b96"/>
<text:bookmark text:name="org7179b96"/>フォント設定
<text:bookmark-end text:name="OrgXref.org7179b96"/></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b30f76c"/>
<text:bookmark text:name="orgb30f76c"/>フォントのインストール方法
<text:bookmark-end text:name="OrgXref.orgb30f76c"/></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10a1e26"/>
<text:bookmark text:name="org10a1e26"/>フォントチェック用コード
<text:bookmark-end text:name="OrgXref.org10a1e26"/></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c3928c2"/>
<text:bookmark text:name="orgc3928c2"/>行間を制御する
<text:bookmark-end text:name="OrgXref.orgc3928c2"/></text:h>
      <text:p text:style-name="OrgSrcBlockLastLine">(set-default<text:s/>'line-spacing<text:s/>0.2)</text:p>
      <text:h text:style-name="Heading_20_2" text:outline-level="2" text:is-list-header="false">
<text:bookmark-start text:name="OrgXref.org90d2d34"/>
<text:bookmark text:name="org90d2d34"/>パッチをカラフルに表示する
<text:bookmark-end text:name="OrgXref.org90d2d34"/></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834254"/>
<text:bookmark text:name="org3834254"/>背景を黒系色にする
<text:bookmark-end text:name="OrgXref.org3834254"/></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8b180cf"/>
<text:bookmark text:name="org8b180cf"/>時間帯を指定して起動時にテーマを切り替える
<text:bookmark-end text:name="OrgXref.org8b180cf"/></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my:apply-cursor-config))</text:p>
      <text:p text:style-name="OrgSrcBlock"/>
      <text:p text:style-name="OrgSrcBlock">(<text:span text:style-name="OrgSrcFontLockKeywordFace">when</text:span><text:s/>window-system</text:p>
      <text:p text:style-name="OrgSrcBlockLastLine"><text:s/><text:s/>(my:apply-theme))</text:p>
      <text:h text:style-name="Heading_20_2" text:outline-level="2" text:is-list-header="false">
<text:bookmark-start text:name="OrgXref.org7081e59"/>
<text:bookmark text:name="org7081e59"/>[rainbow-mode.el] 配色のリアルタイム確認
<text:bookmark-end text:name="OrgXref.org7081e59"/></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aae66ee"/>
<text:bookmark text:name="orgaae66ee"/>色一覧
<text:bookmark-end text:name="OrgXref.orgaae66ee"/></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3">#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50">#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5">#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4">#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46">#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2">#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1">#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7">#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250">#FF3366</text:span><text:s/><text:span text:style-name="OrgSrcDefault0251">#FF3399</text:span><text:s/><text:span text:style-name="OrgSrcDefault0045">#FF33CC</text:span><text:s/><text:span text:style-name="OrgSrcDefault0252">#FF33FF</text:span></text:p>
      <text:p text:style-name="OrgSrcBlock"><text:span text:style-name="OrgSrcDefault0049">#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e9cede6"/>
<text:bookmark text:name="orge9cede6"/>[volatile-highlights] コピペした領域を強調
<text:bookmark-end text:name="OrgXref.orge9cede6"/></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365754e"/>
<text:bookmark text:name="org365754e"/>[edit-color-stamp] Qt経由でカラーピッカーを使う
<text:bookmark-end text:name="OrgXref.org365754e"/></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ID-C82716B5-08BB-4AFD-B727-16D5C54089CA"/>
<text:bookmark text:name="ID-C82716B5-08BB-4AFD-B727-16D5C54089CA"/>
<text:bookmark-end text:name="OrgXref.ID-C82716B5-08BB-4AFD-B727-16D5C54089CA"/>
<text:bookmark-start text:name="OrgXref.org74ceffd"/>
<text:bookmark text:name="org74ceffd"/>ユーティリティ関数
<text:bookmark-end text:name="OrgXref.org74ceffd"/></text:h>
      <text:h text:style-name="Heading_20_2" text:outline-level="2" text:is-list-header="false">
<text:bookmark-start text:name="OrgXref.orgac2b0d2"/>
<text:bookmark text:name="orgac2b0d2"/>[pomodoro.el] ポモドーロの実践
<text:bookmark-end text:name="OrgXref.orgac2b0d2"/></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helm-config</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86">#000033</text:span><text:span text:style-name="OrgSrcFontLockStringFace">"</text:span><text:s/><text:span text:style-name="OrgSrcFontLockBuiltinFace">:bold</text:span><text:s/>t))))<text:s/><text:span text:style-name="OrgSrcFontLockCommentDelimiterFace">;;<text:s/></text:span><text:span text:style-name="OrgSrcDefault0279">#8248c4</text:span><text:span text:style-name="OrgSrcFontLockCommentFace"><text:s/>,<text:s/></text:span><text:span text:style-name="OrgSrcDefault0280">#956dc4</text:span><text:span text:style-name="OrgSrcFontLockCommentFace">,<text:s/></text:span><text:span text:style-name="OrgSrcDefault0281">#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2">#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3">#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4">#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Remaining:<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pan></text:p>
      <text:p text:style-name="OrgSrcBlock"><text:s/><text:s/><text:s/><text:s/><text:s/><text:s/><text:s/><text:s/><text:s/><text:s/><text:s/><text:s/><text:s/><text:s/><text:s/><text:s/><text:s/><text:span text:style-name="OrgSrcFontLockStringFace">"<text:s/>-message<text:s/>\"三三<text:s/>ﾍ(*ﾟ∇ﾟ)ﾉ<text:s/>Go<text:s/>#"</text:span></text:p>
      <text:p text:style-name="OrgSrcBlock"><text:s/><text:s/><text:s/><text:s/><text:s/><text:s/><text:s/><text:s/><text:s/><text:s/><text:s/><text:s/><text:s/><text:s/><text:s/><text:s/><text:s/>(format<text:s/><text:span text:style-name="OrgSrcFontLockStringFace">"%s"</text:span><text:s/>(1+<text:s/>pomodoro:work-count))</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acc28ce"/>
<text:bookmark text:name="orgacc28ce"/>[pomodoro.el] 続・ポモドーロの実践
<text:bookmark-end text:name="OrgXref.orgacc28ce"/></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21)<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gt;<text:s/><text:s/>"</text:span><text:s/><text:span text:style-name="OrgSrcFontLockStringFace">"&gt;&gt;<text:s/>"</text:span><text:s/><text:span text:style-name="OrgSrcFontLockStringFace">"&gt;&gt;&gt;"</text:span><text:s/><text:span text:style-name="OrgSrcFontLockStringFace">"<text:s/>&gt;&gt;"</text:span><text:s/><text:span text:style-name="OrgSrcFontLockStringFace">"<text:s/><text:s/>&gt;"</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p>
      <text:p text:style-name="OrgSrcBlock"><text:s/><text:s/><text:s/><text:s/>(run-at-time<text:s/>t<text:s/>pomodoro:update-work-sign-interval</text:p>
      <text:p text:style-name="OrgSrcBlock"><text:s/><text:s/><text:s/><text:s/><text:s/><text:s/><text:s/><text:s/><text:s/><text:s/><text:s/><text:s/><text:s/><text:s/><text:s/><text:s/><text:s/>'pomodoro:update-work-sign))</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setq</text:span><text:s/>pomodoro:mode-line-work-sign<text:s/>(car<text:s/>pomodoro:mode-line-work-sign-list))</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op</text:span><text:s/>()</text:p>
      <text:p text:style-name="OrgSrcBlock"><text:s/><text:s/><text:s/><text:s/><text:span text:style-name="OrgSrcFontLockDocFace">"Extensions<text:s/>to<text:s/>stop<text:s/>pomodoro<text:s/>and<text:s/>timers"</text:span></text:p>
      <text:p text:style-name="OrgSrcBlock"><text:s/><text:s/><text:s/><text:s/>(pomodoro:stop-visualize))</text:p>
      <text:p text:style-name="OrgSrcBlock"><text:s/><text:s/>(advice-add<text:s/>'pomodoro:stop<text:s/><text:span text:style-name="OrgSrcFontLockBuiltinFace">:after</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add-hook<text:s/>'pomodoro:finish-rest-hook<text:s/>#'pomodoro:activate-visual-work-sign)</text:p>
      <text:p text:style-name="OrgSrcBlock"><text:s/><text:s/>(add-hook<text:s/>'pomodoro:finish-work-hook<text:s/>#'pomodoro:activate-visual-rest-sign)</text:p>
      <text:p text:style-name="OrgSrcBlock"><text:s/><text:s/>(add-hook<text:s/>'pomodoro:long-rest-hook</text:p>
      <text:p text:style-name="OrgSrcBlockLastLine"><text:s/><text:s/><text:s/><text:s/><text:s/><text:s/><text:s/><text:s/><text:s/><text:s/><text:s/><text:s/>#'pomodoro:activate-visual-long-rest-sign))</text:p>
      <text:h text:style-name="Heading_20_2" text:outline-level="2" text:is-list-header="false">
<text:bookmark-start text:name="OrgXref.org7403e1b"/>
<text:bookmark text:name="org7403e1b"/>[google-this.el] 単語をグーグル検索
<text:bookmark-end text:name="OrgXref.org7403e1b"/></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023091f"/>
<text:bookmark text:name="org023091f"/>[lingr.el] チャットルームに参加
<text:bookmark-end text:name="OrgXref.org023091f"/></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cb714c7"/>
<text:bookmark text:name="orgcb714c7"/>[osx-lib.el] OSX用ユーティリティ<text:tab/><text:span text:style-name="OrgTags">[<text:span text:style-name="OrgTag">Mac</text:span>]</text:span>
<text:bookmark-end text:name="OrgXref.orgcb714c7"/></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e75329c"/>
<text:bookmark text:name="orge75329c"/><text:span text:style-name="OrgTodo">TODO</text:span> [password-store.el] パスワード管理
<text:bookmark-end text:name="OrgXref.orge75329c"/></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5d04424"/>
<text:bookmark text:name="org5d04424"/>[multi-term.el] ターミナル
<text:bookmark-end text:name="OrgXref.org5d04424"/></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a33bd1b"/>
<text:bookmark text:name="orga33bd1b"/>iterm2 を Emacs から呼び出したい<text:tab/><text:span text:style-name="OrgTags">[<text:span text:style-name="OrgTag">Mac</text:span>]</text:span>
<text:bookmark-end text:name="OrgXref.orga33bd1b"/></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pan text:style-name="OrgSrcFontLockCommentDelimiterFace">;;<text:s/></text:span><text:span text:style-name="OrgSrcFontLockCommentFace">キーバインドの再設定</text:span></text:p>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1508d4d"/>
<text:bookmark text:name="org1508d4d"/>カレントバッファのあるディレクトリをターミナルで表示
<text:bookmark-end text:name="OrgXref.org1508d4d"/></text:h>
      <text:p text:style-name="OrgSrcBlockLastLine">(global-set-key<text:s/>(kbd<text:s/><text:span text:style-name="OrgSrcFontLockStringFace">"C-c<text:s/>f<text:s/>t"</text:span>)<text:s/>'open-current-directory)</text:p>
      <text:h text:style-name="Heading_20_2" text:outline-level="2" text:is-list-header="false">
<text:bookmark-start text:name="OrgXref.orgb804a51"/>
<text:bookmark text:name="orgb804a51"/>[utility.el] 自作してテスト中の便利関数群
<text:bookmark-end text:name="OrgXref.orgb804a51"/></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ID-0FC57CCF-47F2-4C63-9481-F08FC5DE11B3"/>
<text:bookmark text:name="ID-0FC57CCF-47F2-4C63-9481-F08FC5DE11B3"/>
<text:bookmark-end text:name="OrgXref.ID-0FC57CCF-47F2-4C63-9481-F08FC5DE11B3"/>
<text:bookmark-start text:name="OrgXref.orgca3e611"/>
<text:bookmark text:name="orgca3e611"/>おわりに
<text:bookmark-end text:name="OrgXref.orgca3e611"/></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b22222"/>
    </style:style>
    <style:style style:name="OrgSrcMy:FaceB3" style:family="text">
      <style:text-properties fo:color="#000000"/>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483d8b"/>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9-03T17:05:43</dc:date>
    <meta:creation-date>2017-09-03T17:05:43</meta:creation-date>
    <meta:generator>Emacs 25.2.1 (Org mode 9.0.10)</meta:generator>
    <meta:keyword/>
    <dc:subject/>
    <dc:title>Configurations for GNU Emacs</dc:title>
  </office:meta>
</office:document-meta>
</file>